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11:14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3060-111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45751953">
            <text:p>79,46</text:p>
          </table:table-cell>
          <table:table-cell table:formula="oooc:= ['4530_6090_74V 0P100'.C22] - [pgach6090.C22]" office:value-type="float" office:value="0.05716296">
            <text:p>0,06</text:p>
          </table:table-cell>
          <table:table-cell table:formula="oooc:= ['4530_6090_74V 0P100'.D22] - [pgach6090.D22]" office:value-type="float" office:value="-0.23503284">
            <text:p>-0,24</text:p>
          </table:table-cell>
          <table:table-cell table:formula="oooc:= ['4530_6090_74V 0P100'.E22] - [pgach6090.E22]" office:value-type="float" office:value="0.11091853">
            <text:p>0,11</text:p>
          </table:table-cell>
          <table:table-cell table:formula="oooc:= ['4530_6090_74V 0P100'.F22] - [pgach6090.F22]" office:value-type="float" office:value="0.15862488">
            <text:p>0,16</text:p>
          </table:table-cell>
          <table:table-cell table:formula="oooc:= ['4530_6090_74V 0P100'.G22] - [pgach6090.G22]" office:value-type="float" office:value="0.24907799">
            <text:p>0,25</text:p>
          </table:table-cell>
          <table:table-cell office:value-type="float" office:value="-0.12287619">
            <text:p>-0,12</text:p>
          </table:table-cell>
          <table:table-cell office:value-type="float" office:value="0.01167514">
            <text:p>0,01</text:p>
          </table:table-cell>
          <table:table-cell office:value-type="float" office:value="12122.7734375">
            <text:p>12122,77</text:p>
          </table:table-cell>
          <table:table-cell office:value-type="float" office:value="1.59088743">
            <text:p>1,59</text:p>
          </table:table-cell>
          <table:table-cell office:value-type="float" office:value="10.92223072">
            <text:p>10,92</text:p>
          </table:table-cell>
          <table:table-cell office:value-type="float" office:value="-5">
            <text:p>-5</text:p>
          </table:table-cell>
          <table:table-cell office:value-type="float" office:value="79.45751953">
            <text:p>79,46</text:p>
          </table:table-cell>
          <table:table-cell office:value-type="float" office:value="0.03612524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33925629">
            <text:p>79,34</text:p>
          </table:table-cell>
          <table:table-cell table:formula="oooc:= ['4530_6090_74V 0P100'.C23] - [pgach6090.C23]" office:value-type="float" office:value="0.05543651">
            <text:p>0,06</text:p>
          </table:table-cell>
          <table:table-cell table:formula="oooc:= ['4530_6090_74V 0P100'.D23] - [pgach6090.D23]" office:value-type="float" office:value="-0.22974186">
            <text:p>-0,23</text:p>
          </table:table-cell>
          <table:table-cell table:formula="oooc:= ['4530_6090_74V 0P100'.E23] - [pgach6090.E23]" office:value-type="float" office:value="0.11263307">
            <text:p>0,11</text:p>
          </table:table-cell>
          <table:table-cell table:formula="oooc:= ['4530_6090_74V 0P100'.F23] - [pgach6090.F23]" office:value-type="float" office:value="0.15764249">
            <text:p>0,16</text:p>
          </table:table-cell>
          <table:table-cell table:formula="oooc:= ['4530_6090_74V 0P100'.G23] - [pgach6090.G23]" office:value-type="float" office:value="0.25109345">
            <text:p>0,25</text:p>
          </table:table-cell>
          <table:table-cell office:value-type="float" office:value="-0.11515683">
            <text:p>-0,12</text:p>
          </table:table-cell>
          <table:table-cell office:value-type="float" office:value="0.01325277">
            <text:p>0,01</text:p>
          </table:table-cell>
          <table:table-cell office:value-type="float" office:value="12095">
            <text:p>12095</text:p>
          </table:table-cell>
          <table:table-cell office:value-type="float" office:value="1.59447634">
            <text:p>1,59</text:p>
          </table:table-cell>
          <table:table-cell office:value-type="float" office:value="10.92202568">
            <text:p>10,92</text:p>
          </table:table-cell>
          <table:table-cell office:value-type="float" office:value="-4">
            <text:p>-4</text:p>
          </table:table-cell>
          <table:table-cell office:value-type="float" office:value="79.33925629">
            <text:p>79,34</text:p>
          </table:table-cell>
          <table:table-cell office:value-type="float" office:value="0.00011511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5293121">
            <text:p>78,65</text:p>
          </table:table-cell>
          <table:table-cell table:formula="oooc:= ['4530_6090_74V 0P100'.C24] - [pgach6090.C24]" office:value-type="float" office:value="0.05480431">
            <text:p>0,05</text:p>
          </table:table-cell>
          <table:table-cell table:formula="oooc:= ['4530_6090_74V 0P100'.D24] - [pgach6090.D24]" office:value-type="float" office:value="-0.2267019">
            <text:p>-0,23</text:p>
          </table:table-cell>
          <table:table-cell table:formula="oooc:= ['4530_6090_74V 0P100'.E24] - [pgach6090.E24]" office:value-type="float" office:value="0.11282019">
            <text:p>0,11</text:p>
          </table:table-cell>
          <table:table-cell table:formula="oooc:= ['4530_6090_74V 0P100'.F24] - [pgach6090.F24]" office:value-type="float" office:value="0.16176406">
            <text:p>0,16</text:p>
          </table:table-cell>
          <table:table-cell table:formula="oooc:= ['4530_6090_74V 0P100'.G24] - [pgach6090.G24]" office:value-type="float" office:value="0.24748178">
            <text:p>0,25</text:p>
          </table:table-cell>
          <table:table-cell office:value-type="float" office:value="-0.10714322">
            <text:p>-0,11</text:p>
          </table:table-cell>
          <table:table-cell office:value-type="float" office:value="0.01468121">
            <text:p>0,01</text:p>
          </table:table-cell>
          <table:table-cell office:value-type="float" office:value="12044.21875">
            <text:p>12044,22</text:p>
          </table:table-cell>
          <table:table-cell office:value-type="float" office:value="1.59515381">
            <text:p>1,6</text:p>
          </table:table-cell>
          <table:table-cell office:value-type="float" office:value="10.92141056">
            <text:p>10,92</text:p>
          </table:table-cell>
          <table:table-cell office:value-type="float" office:value="-3">
            <text:p>-3</text:p>
          </table:table-cell>
          <table:table-cell office:value-type="float" office:value="78.65293121">
            <text:p>78,65</text:p>
          </table:table-cell>
          <table:table-cell office:value-type="float" office:value="-0.0007157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141571">
            <text:p>79,21</text:p>
          </table:table-cell>
          <table:table-cell table:formula="oooc:= ['4530_6090_74V 0P100'.C25] - [pgach6090.C25]" office:value-type="float" office:value="0.05852817">
            <text:p>0,06</text:p>
          </table:table-cell>
          <table:table-cell table:formula="oooc:= ['4530_6090_74V 0P100'.D25] - [pgach6090.D25]" office:value-type="float" office:value="-0.22322118">
            <text:p>-0,22</text:p>
          </table:table-cell>
          <table:table-cell table:formula="oooc:= ['4530_6090_74V 0P100'.E25] - [pgach6090.E25]" office:value-type="float" office:value="0.10620499">
            <text:p>0,11</text:p>
          </table:table-cell>
          <table:table-cell table:formula="oooc:= ['4530_6090_74V 0P100'.F25] - [pgach6090.F25]" office:value-type="float" office:value="0.16519224">
            <text:p>0,17</text:p>
          </table:table-cell>
          <table:table-cell table:formula="oooc:= ['4530_6090_74V 0P100'.G25] - [pgach6090.G25]" office:value-type="float" office:value="0.25434141">
            <text:p>0,25</text:p>
          </table:table-cell>
          <table:table-cell office:value-type="float" office:value="-0.09935759">
            <text:p>-0,1</text:p>
          </table:table-cell>
          <table:table-cell office:value-type="float" office:value="0.01545892">
            <text:p>0,02</text:p>
          </table:table-cell>
          <table:table-cell office:value-type="float" office:value="12016.40625">
            <text:p>12016,41</text:p>
          </table:table-cell>
          <table:table-cell office:value-type="float" office:value="1.59797966">
            <text:p>1,6</text:p>
          </table:table-cell>
          <table:table-cell office:value-type="float" office:value="10.92124939">
            <text:p>10,92</text:p>
          </table:table-cell>
          <table:table-cell office:value-type="float" office:value="-2">
            <text:p>-2</text:p>
          </table:table-cell>
          <table:table-cell office:value-type="float" office:value="79.2141571">
            <text:p>79,21</text:p>
          </table:table-cell>
          <table:table-cell office:value-type="float" office:value="0.01505469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6103516">
            <text:p>79,06</text:p>
          </table:table-cell>
          <table:table-cell table:formula="oooc:= ['4530_6090_74V 0P100'.C26] - [pgach6090.C26]" office:value-type="float" office:value="0.06217181">
            <text:p>0,06</text:p>
          </table:table-cell>
          <table:table-cell table:formula="oooc:= ['4530_6090_74V 0P100'.D26] - [pgach6090.D26]" office:value-type="float" office:value="-0.22526591">
            <text:p>-0,23</text:p>
          </table:table-cell>
          <table:table-cell table:formula="oooc:= ['4530_6090_74V 0P100'.E26] - [pgach6090.E26]" office:value-type="float" office:value="0.10087668">
            <text:p>0,1</text:p>
          </table:table-cell>
          <table:table-cell table:formula="oooc:= ['4530_6090_74V 0P100'.F26] - [pgach6090.F26]" office:value-type="float" office:value="0.18024665">
            <text:p>0,18</text:p>
          </table:table-cell>
          <table:table-cell table:formula="oooc:= ['4530_6090_74V 0P100'.G26] - [pgach6090.G26]" office:value-type="float" office:value="0.24829652">
            <text:p>0,25</text:p>
          </table:table-cell>
          <table:table-cell office:value-type="float" office:value="-0.09104179">
            <text:p>-0,09</text:p>
          </table:table-cell>
          <table:table-cell office:value-type="float" office:value="0.01609378">
            <text:p>0,02</text:p>
          </table:table-cell>
          <table:table-cell office:value-type="float" office:value="11976.328125">
            <text:p>11976,33</text:p>
          </table:table-cell>
          <table:table-cell office:value-type="float" office:value="1.60319209">
            <text:p>1,6</text:p>
          </table:table-cell>
          <table:table-cell office:value-type="float" office:value="10.91982841">
            <text:p>10,92</text:p>
          </table:table-cell>
          <table:table-cell office:value-type="float" office:value="-1">
            <text:p>-1</text:p>
          </table:table-cell>
          <table:table-cell office:value-type="float" office:value="79.06103516">
            <text:p>79,06</text:p>
          </table:table-cell>
          <table:table-cell office:value-type="float" office:value="0.01997449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table:formula="oooc:= ['4530_6090_74V 0P100'.C27] - [pgach6090.C27]" office:value-type="float" office:value="0.06958917">
            <text:p>0,07</text:p>
          </table:table-cell>
          <table:table-cell table:formula="oooc:= ['4530_6090_74V 0P100'.D27] - [pgach6090.D27]" office:value-type="float" office:value="-0.22227518">
            <text:p>-0,22</text:p>
          </table:table-cell>
          <table:table-cell table:formula="oooc:= ['4530_6090_74V 0P100'.E27] - [pgach6090.E27]" office:value-type="float" office:value="0.08696637">
            <text:p>0,09</text:p>
          </table:table-cell>
          <table:table-cell table:formula="oooc:= ['4530_6090_74V 0P100'.F27] - [pgach6090.F27]" office:value-type="float" office:value="0.18300792">
            <text:p>0,18</text:p>
          </table:table-cell>
          <table:table-cell table:formula="oooc:= ['4530_6090_74V 0P100'.G27] - [pgach6090.G27]" office:value-type="float" office:value="0.26008485">
            <text:p>0,26</text:p>
          </table:table-cell>
          <table:table-cell office:value-type="float" office:value="-0.08334894">
            <text:p>-0,08</text:p>
          </table:table-cell>
          <table:table-cell office:value-type="float" office:value="0.01629694">
            <text:p>0,02</text:p>
          </table:table-cell>
          <table:table-cell office:value-type="float" office:value="11947.03125">
            <text:p>11947,03</text:p>
          </table:table-cell>
          <table:table-cell office:value-type="float" office:value="1.60682976">
            <text:p>1,61</text:p>
          </table:table-cell>
          <table:table-cell office:value-type="float" office:value="10.91871548">
            <text:p>10,92</text:p>
          </table:table-cell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office:value-type="float" office:value="0.03425342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5322571">
            <text:p>78,85</text:p>
          </table:table-cell>
          <table:table-cell table:formula="oooc:= ['4530_6090_74V 0P100'.C28] - [pgach6090.C28]" office:value-type="float" office:value="0.0734246">
            <text:p>0,07</text:p>
          </table:table-cell>
          <table:table-cell table:formula="oooc:= ['4530_6090_74V 0P100'.D28] - [pgach6090.D28]" office:value-type="float" office:value="-0.21645373">
            <text:p>-0,22</text:p>
          </table:table-cell>
          <table:table-cell table:formula="oooc:= ['4530_6090_74V 0P100'.E28] - [pgach6090.E28]" office:value-type="float" office:value="0.08221229">
            <text:p>0,08</text:p>
          </table:table-cell>
          <table:table-cell table:formula="oooc:= ['4530_6090_74V 0P100'.F28] - [pgach6090.F28]" office:value-type="float" office:value="0.18092887">
            <text:p>0,18</text:p>
          </table:table-cell>
          <table:table-cell table:formula="oooc:= ['4530_6090_74V 0P100'.G28] - [pgach6090.G28]" office:value-type="float" office:value="0.26921505">
            <text:p>0,27</text:p>
          </table:table-cell>
          <table:table-cell office:value-type="float" office:value="-0.07573826">
            <text:p>-0,08</text:p>
          </table:table-cell>
          <table:table-cell office:value-type="float" office:value="0.01656041">
            <text:p>0,02</text:p>
          </table:table-cell>
          <table:table-cell office:value-type="float" office:value="11916.38671875">
            <text:p>11916,39</text:p>
          </table:table-cell>
          <table:table-cell office:value-type="float" office:value="1.61354363">
            <text:p>1,61</text:p>
          </table:table-cell>
          <table:table-cell office:value-type="float" office:value="10.91924286">
            <text:p>10,92</text:p>
          </table:table-cell>
          <table:table-cell office:value-type="float" office:value="1">
            <text:p>1</text:p>
          </table:table-cell>
          <table:table-cell office:value-type="float" office:value="78.85322571">
            <text:p>78,85</text:p>
          </table:table-cell>
          <table:table-cell office:value-type="float" office:value="0.04845728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7343903">
            <text:p>78,67</text:p>
          </table:table-cell>
          <table:table-cell table:formula="oooc:= ['4530_6090_74V 0P100'.C29] - [pgach6090.C29]" office:value-type="float" office:value="0.07101319">
            <text:p>0,07</text:p>
          </table:table-cell>
          <table:table-cell table:formula="oooc:= ['4530_6090_74V 0P100'.D29] - [pgach6090.D29]" office:value-type="float" office:value="-0.2169969">
            <text:p>-0,22</text:p>
          </table:table-cell>
          <table:table-cell table:formula="oooc:= ['4530_6090_74V 0P100'.E29] - [pgach6090.E29]" office:value-type="float" office:value="0.09139646">
            <text:p>0,09</text:p>
          </table:table-cell>
          <table:table-cell table:formula="oooc:= ['4530_6090_74V 0P100'.F29] - [pgach6090.F29]" office:value-type="float" office:value="0.19148141">
            <text:p>0,19</text:p>
          </table:table-cell>
          <table:table-cell table:formula="oooc:= ['4530_6090_74V 0P100'.G29] - [pgach6090.G29]" office:value-type="float" office:value="0.25240706">
            <text:p>0,25</text:p>
          </table:table-cell>
          <table:table-cell office:value-type="float" office:value="-0.06790491">
            <text:p>-0,07</text:p>
          </table:table-cell>
          <table:table-cell office:value-type="float" office:value="0.01621123">
            <text:p>0,02</text:p>
          </table:table-cell>
          <table:table-cell office:value-type="float" office:value="11877.01171875">
            <text:p>11877,01</text:p>
          </table:table-cell>
          <table:table-cell office:value-type="float" office:value="1.61915886">
            <text:p>1,62</text:p>
          </table:table-cell>
          <table:table-cell office:value-type="float" office:value="10.90424252">
            <text:p>10,9</text:p>
          </table:table-cell>
          <table:table-cell office:value-type="float" office:value="2">
            <text:p>2</text:p>
          </table:table-cell>
          <table:table-cell office:value-type="float" office:value="78.67343903">
            <text:p>78,67</text:p>
          </table:table-cell>
          <table:table-cell office:value-type="float" office:value="0.05716076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505859">
            <text:p>78,69</text:p>
          </table:table-cell>
          <table:table-cell table:formula="oooc:= ['4530_6090_74V 0P100'.C30] - [pgach6090.C30]" office:value-type="float" office:value="0.09756265">
            <text:p>0,1</text:p>
          </table:table-cell>
          <table:table-cell table:formula="oooc:= ['4530_6090_74V 0P100'.D30] - [pgach6090.D30]" office:value-type="float" office:value="-0.23395597">
            <text:p>-0,23</text:p>
          </table:table-cell>
          <table:table-cell table:formula="oooc:= ['4530_6090_74V 0P100'.E30] - [pgach6090.E30]" office:value-type="float" office:value="0.04230135">
            <text:p>0,04</text:p>
          </table:table-cell>
          <table:table-cell table:formula="oooc:= ['4530_6090_74V 0P100'.F30] - [pgach6090.F30]" office:value-type="float" office:value="0.22983129">
            <text:p>0,23</text:p>
          </table:table-cell>
          <table:table-cell table:formula="oooc:= ['4530_6090_74V 0P100'.G30] - [pgach6090.G30]" office:value-type="float" office:value="0.29020838">
            <text:p>0,29</text:p>
          </table:table-cell>
          <table:table-cell office:value-type="float" office:value="-0.06040293">
            <text:p>-0,06</text:p>
          </table:table-cell>
          <table:table-cell office:value-type="float" office:value="0.01570334">
            <text:p>0,02</text:p>
          </table:table-cell>
          <table:table-cell office:value-type="float" office:value="11845.8984375">
            <text:p>11845,9</text:p>
          </table:table-cell>
          <table:table-cell office:value-type="float" office:value="1.6207031">
            <text:p>1,62</text:p>
          </table:table-cell>
          <table:table-cell office:value-type="float" office:value="10.91830444">
            <text:p>10,92</text:p>
          </table:table-cell>
          <table:table-cell office:value-type="float" office:value="3">
            <text:p>3</text:p>
          </table:table-cell>
          <table:table-cell office:value-type="float" office:value="78.68505859">
            <text:p>78,69</text:p>
          </table:table-cell>
          <table:table-cell office:value-type="float" office:value="0.0658042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431641">
            <text:p>78,92</text:p>
          </table:table-cell>
          <table:table-cell table:formula="oooc:= ['4530_6090_74V 0P100'.C31] - [pgach6090.C31]" office:value-type="float" office:value="0.0949873">
            <text:p>0,09</text:p>
          </table:table-cell>
          <table:table-cell table:formula="oooc:= ['4530_6090_74V 0P100'.D31] - [pgach6090.D31]" office:value-type="float" office:value="-0.23005305">
            <text:p>-0,23</text:p>
          </table:table-cell>
          <table:table-cell table:formula="oooc:= ['4530_6090_74V 0P100'.E31] - [pgach6090.E31]" office:value-type="float" office:value="0.04433533">
            <text:p>0,04</text:p>
          </table:table-cell>
          <table:table-cell table:formula="oooc:= ['4530_6090_74V 0P100'.F31] - [pgach6090.F31]" office:value-type="float" office:value="0.23118475">
            <text:p>0,23</text:p>
          </table:table-cell>
          <table:table-cell table:formula="oooc:= ['4530_6090_74V 0P100'.G31] - [pgach6090.G31]" office:value-type="float" office:value="0.27164364">
            <text:p>0,27</text:p>
          </table:table-cell>
          <table:table-cell office:value-type="float" office:value="-0.05248475">
            <text:p>-0,05</text:p>
          </table:table-cell>
          <table:table-cell office:value-type="float" office:value="0.01477009">
            <text:p>0,01</text:p>
          </table:table-cell>
          <table:table-cell office:value-type="float" office:value="11806.69921875">
            <text:p>11806,7</text:p>
          </table:table-cell>
          <table:table-cell office:value-type="float" office:value="1.62361443">
            <text:p>1,62</text:p>
          </table:table-cell>
          <table:table-cell office:value-type="float" office:value="10.9201355">
            <text:p>10,92</text:p>
          </table:table-cell>
          <table:table-cell office:value-type="float" office:value="4">
            <text:p>4</text:p>
          </table:table-cell>
          <table:table-cell office:value-type="float" office:value="78.92431641">
            <text:p>78,92</text:p>
          </table:table-cell>
          <table:table-cell office:value-type="float" office:value="0.07404224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8935242">
            <text:p>79,29</text:p>
          </table:table-cell>
          <table:table-cell table:formula="oooc:= ['4530_6090_74V 0P100'.C32] - [pgach6090.C32]" office:value-type="float" office:value="0.08997293">
            <text:p>0,09</text:p>
          </table:table-cell>
          <table:table-cell table:formula="oooc:= ['4530_6090_74V 0P100'.D32] - [pgach6090.D32]" office:value-type="float" office:value="-0.21708334">
            <text:p>-0,22</text:p>
          </table:table-cell>
          <table:table-cell table:formula="oooc:= ['4530_6090_74V 0P100'.E32] - [pgach6090.E32]" office:value-type="float" office:value="0.04822814">
            <text:p>0,05</text:p>
          </table:table-cell>
          <table:table-cell table:formula="oooc:= ['4530_6090_74V 0P100'.F32] - [pgach6090.F32]" office:value-type="float" office:value="0.22123189">
            <text:p>0,22</text:p>
          </table:table-cell>
          <table:table-cell table:formula="oooc:= ['4530_6090_74V 0P100'.G32] - [pgach6090.G32]" office:value-type="float" office:value="0.27524646">
            <text:p>0,28</text:p>
          </table:table-cell>
          <table:table-cell office:value-type="float" office:value="-0.04437306">
            <text:p>-0,04</text:p>
          </table:table-cell>
          <table:table-cell office:value-type="float" office:value="0.01357655">
            <text:p>0,01</text:p>
          </table:table-cell>
          <table:table-cell office:value-type="float" office:value="11777.3828125">
            <text:p>11777,38</text:p>
          </table:table-cell>
          <table:table-cell office:value-type="float" office:value="1.62629998">
            <text:p>1,63</text:p>
          </table:table-cell>
          <table:table-cell office:value-type="float" office:value="10.91752815">
            <text:p>10,92</text:p>
          </table:table-cell>
          <table:table-cell office:value-type="float" office:value="5">
            <text:p>5</text:p>
          </table:table-cell>
          <table:table-cell office:value-type="float" office:value="79.28935242">
            <text:p>79,29</text:p>
          </table:table-cell>
          <table:table-cell office:value-type="float" office:value="0.08376672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1914063">
            <text:p>79,12</text:p>
          </table:table-cell>
          <table:table-cell table:formula="oooc:= ['4530_6090_74V 0P100'.C33] - [pgach6090.C33]" office:value-type="float" office:value="0.09199626">
            <text:p>0,09</text:p>
          </table:table-cell>
          <table:table-cell table:formula="oooc:= ['4530_6090_74V 0P100'.D33] - [pgach6090.D33]" office:value-type="float" office:value="-0.21955772">
            <text:p>-0,22</text:p>
          </table:table-cell>
          <table:table-cell table:formula="oooc:= ['4530_6090_74V 0P100'.E33] - [pgach6090.E33]" office:value-type="float" office:value="0.04353756">
            <text:p>0,04</text:p>
          </table:table-cell>
          <table:table-cell table:formula="oooc:= ['4530_6090_74V 0P100'.F33] - [pgach6090.F33]" office:value-type="float" office:value="0.23898446">
            <text:p>0,24</text:p>
          </table:table-cell>
          <table:table-cell table:formula="oooc:= ['4530_6090_74V 0P100'.G33] - [pgach6090.G33]" office:value-type="float" office:value="0.27674325">
            <text:p>0,28</text:p>
          </table:table-cell>
          <table:table-cell office:value-type="float" office:value="-0.03661129">
            <text:p>-0,04</text:p>
          </table:table-cell>
          <table:table-cell office:value-type="float" office:value="0.01231952">
            <text:p>0,01</text:p>
          </table:table-cell>
          <table:table-cell office:value-type="float" office:value="11737.5">
            <text:p>11737,5</text:p>
          </table:table-cell>
          <table:table-cell office:value-type="float" office:value="1.62855828">
            <text:p>1,63</text:p>
          </table:table-cell>
          <table:table-cell office:value-type="float" office:value="10.916152">
            <text:p>10,92</text:p>
          </table:table-cell>
          <table:table-cell office:value-type="float" office:value="6">
            <text:p>6</text:p>
          </table:table-cell>
          <table:table-cell office:value-type="float" office:value="79.11914063">
            <text:p>79,12</text:p>
          </table:table-cell>
          <table:table-cell office:value-type="float" office:value="0.09079358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53955078">
            <text:p>79,54</text:p>
          </table:table-cell>
          <table:table-cell table:formula="oooc:= ['4530_6090_74V 0P100'.C34] - [pgach6090.C34]" office:value-type="float" office:value="0.09387697">
            <text:p>0,09</text:p>
          </table:table-cell>
          <table:table-cell table:formula="oooc:= ['4530_6090_74V 0P100'.D34] - [pgach6090.D34]" office:value-type="float" office:value="-0.21576929">
            <text:p>-0,22</text:p>
          </table:table-cell>
          <table:table-cell table:formula="oooc:= ['4530_6090_74V 0P100'.E34] - [pgach6090.E34]" office:value-type="float" office:value="0.04451644">
            <text:p>0,04</text:p>
          </table:table-cell>
          <table:table-cell table:formula="oooc:= ['4530_6090_74V 0P100'.F34] - [pgach6090.F34]" office:value-type="float" office:value="0.2376801">
            <text:p>0,24</text:p>
          </table:table-cell>
          <table:table-cell table:formula="oooc:= ['4530_6090_74V 0P100'.G34] - [pgach6090.G34]" office:value-type="float" office:value="0.26795392">
            <text:p>0,27</text:p>
          </table:table-cell>
          <table:table-cell office:value-type="float" office:value="-0.02899531">
            <text:p>-0,03</text:p>
          </table:table-cell>
          <table:table-cell office:value-type="float" office:value="0.01038636">
            <text:p>0,01</text:p>
          </table:table-cell>
          <table:table-cell office:value-type="float" office:value="11697.0703125">
            <text:p>11697,07</text:p>
          </table:table-cell>
          <table:table-cell office:value-type="float" office:value="1.63115847">
            <text:p>1,63</text:p>
          </table:table-cell>
          <table:table-cell office:value-type="float" office:value="10.91821671">
            <text:p>10,92</text:p>
          </table:table-cell>
          <table:table-cell office:value-type="float" office:value="7">
            <text:p>7</text:p>
          </table:table-cell>
          <table:table-cell office:value-type="float" office:value="79.53955078">
            <text:p>79,54</text:p>
          </table:table-cell>
          <table:table-cell office:value-type="float" office:value="0.10179431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7011566">
            <text:p>78,97</text:p>
          </table:table-cell>
          <table:table-cell table:formula="oooc:= ['4530_6090_74V 0P100'.C35] - [pgach6090.C35]" office:value-type="float" office:value="0.08515182">
            <text:p>0,09</text:p>
          </table:table-cell>
          <table:table-cell table:formula="oooc:= ['4530_6090_74V 0P100'.D35] - [pgach6090.D35]" office:value-type="float" office:value="-0.2065634">
            <text:p>-0,21</text:p>
          </table:table-cell>
          <table:table-cell table:formula="oooc:= ['4530_6090_74V 0P100'.E35] - [pgach6090.E35]" office:value-type="float" office:value="0.06387349">
            <text:p>0,06</text:p>
          </table:table-cell>
          <table:table-cell table:formula="oooc:= ['4530_6090_74V 0P100'.F35] - [pgach6090.F35]" office:value-type="float" office:value="0.22672689">
            <text:p>0,23</text:p>
          </table:table-cell>
          <table:table-cell table:formula="oooc:= ['4530_6090_74V 0P100'.G35] - [pgach6090.G35]" office:value-type="float" office:value="0.24618207">
            <text:p>0,25</text:p>
          </table:table-cell>
          <table:table-cell office:value-type="float" office:value="-0.02131307">
            <text:p>-0,02</text:p>
          </table:table-cell>
          <table:table-cell office:value-type="float" office:value="0.00824053">
            <text:p>0,01</text:p>
          </table:table-cell>
          <table:table-cell office:value-type="float" office:value="11655.13671875">
            <text:p>11655,14</text:p>
          </table:table-cell>
          <table:table-cell office:value-type="float" office:value="1.63482666">
            <text:p>1,63</text:p>
          </table:table-cell>
          <table:table-cell office:value-type="float" office:value="10.91727924">
            <text:p>10,92</text:p>
          </table:table-cell>
          <table:table-cell office:value-type="float" office:value="8">
            <text:p>8</text:p>
          </table:table-cell>
          <table:table-cell office:value-type="float" office:value="78.97011566">
            <text:p>78,97</text:p>
          </table:table-cell>
          <table:table-cell office:value-type="float" office:value="0.10881115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9745941">
            <text:p>79</text:p>
          </table:table-cell>
          <table:table-cell table:formula="oooc:= ['4530_6090_74V 0P100'.C36] - [pgach6090.C36]" office:value-type="float" office:value="0.08545044">
            <text:p>0,09</text:p>
          </table:table-cell>
          <table:table-cell table:formula="oooc:= ['4530_6090_74V 0P100'.D36] - [pgach6090.D36]" office:value-type="float" office:value="-0.20326214">
            <text:p>-0,2</text:p>
          </table:table-cell>
          <table:table-cell table:formula="oooc:= ['4530_6090_74V 0P100'.E36] - [pgach6090.E36]" office:value-type="float" office:value="0.06190876">
            <text:p>0,06</text:p>
          </table:table-cell>
          <table:table-cell table:formula="oooc:= ['4530_6090_74V 0P100'.F36] - [pgach6090.F36]" office:value-type="float" office:value="0.23592351">
            <text:p>0,24</text:p>
          </table:table-cell>
          <table:table-cell table:formula="oooc:= ['4530_6090_74V 0P100'.G36] - [pgach6090.G36]" office:value-type="float" office:value="0.24893204">
            <text:p>0,25</text:p>
          </table:table-cell>
          <table:table-cell office:value-type="float" office:value="-0.01397543">
            <text:p>-0,01</text:p>
          </table:table-cell>
          <table:table-cell office:value-type="float" office:value="0.00640894">
            <text:p>0,01</text:p>
          </table:table-cell>
          <table:table-cell office:value-type="float" office:value="11618.3203125">
            <text:p>11618,32</text:p>
          </table:table-cell>
          <table:table-cell office:value-type="float" office:value="1.63864744">
            <text:p>1,64</text:p>
          </table:table-cell>
          <table:table-cell office:value-type="float" office:value="10.91682529">
            <text:p>10,92</text:p>
          </table:table-cell>
          <table:table-cell office:value-type="float" office:value="9">
            <text:p>9</text:p>
          </table:table-cell>
          <table:table-cell office:value-type="float" office:value="78.99745941">
            <text:p>79</text:p>
          </table:table-cell>
          <table:table-cell office:value-type="float" office:value="0.11958667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0634766">
            <text:p>79,01</text:p>
          </table:table-cell>
          <table:table-cell table:formula="oooc:= ['4530_6090_74V 0P100'.C37] - [pgach6090.C37]" office:value-type="float" office:value="0.08395912">
            <text:p>0,08</text:p>
          </table:table-cell>
          <table:table-cell table:formula="oooc:= ['4530_6090_74V 0P100'.D37] - [pgach6090.D37]" office:value-type="float" office:value="-0.19850851">
            <text:p>-0,2</text:p>
          </table:table-cell>
          <table:table-cell table:formula="oooc:= ['4530_6090_74V 0P100'.E37] - [pgach6090.E37]" office:value-type="float" office:value="0.05681907">
            <text:p>0,06</text:p>
          </table:table-cell>
          <table:table-cell table:formula="oooc:= ['4530_6090_74V 0P100'.F37] - [pgach6090.F37]" office:value-type="float" office:value="0.23737869">
            <text:p>0,24</text:p>
          </table:table-cell>
          <table:table-cell table:formula="oooc:= ['4530_6090_74V 0P100'.G37] - [pgach6090.G37]" office:value-type="float" office:value="0.2487174">
            <text:p>0,25</text:p>
          </table:table-cell>
          <table:table-cell office:value-type="float" office:value="-0.00596183">
            <text:p>-0,01</text:p>
          </table:table-cell>
          <table:table-cell office:value-type="float" office:value="0.00359967">
            <text:p>0</text:p>
          </table:table-cell>
          <table:table-cell office:value-type="float" office:value="11578.359375">
            <text:p>11578,36</text:p>
          </table:table-cell>
          <table:table-cell office:value-type="float" office:value="1.64269412">
            <text:p>1,64</text:p>
          </table:table-cell>
          <table:table-cell office:value-type="float" office:value="10.91566849">
            <text:p>10,92</text:p>
          </table:table-cell>
          <table:table-cell office:value-type="float" office:value="10">
            <text:p>10</text:p>
          </table:table-cell>
          <table:table-cell office:value-type="float" office:value="79.00634766">
            <text:p>79,01</text:p>
          </table:table-cell>
          <table:table-cell office:value-type="float" office:value="0.12748438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5009766">
            <text:p>78,35</text:p>
          </table:table-cell>
          <table:table-cell table:formula="oooc:= ['4530_6090_74V 0P100'.C38] - [pgach6090.C38]" office:value-type="float" office:value="0.08365023">
            <text:p>0,08</text:p>
          </table:table-cell>
          <table:table-cell table:formula="oooc:= ['4530_6090_74V 0P100'.D38] - [pgach6090.D38]" office:value-type="float" office:value="-0.18881312">
            <text:p>-0,19</text:p>
          </table:table-cell>
          <table:table-cell table:formula="oooc:= ['4530_6090_74V 0P100'.E38] - [pgach6090.E38]" office:value-type="float" office:value="0.05619061">
            <text:p>0,06</text:p>
          </table:table-cell>
          <table:table-cell table:formula="oooc:= ['4530_6090_74V 0P100'.F38] - [pgach6090.F38]" office:value-type="float" office:value="0.23272924">
            <text:p>0,23</text:p>
          </table:table-cell>
          <table:table-cell table:formula="oooc:= ['4530_6090_74V 0P100'.G38] - [pgach6090.G38]" office:value-type="float" office:value="0.24939445">
            <text:p>0,25</text:p>
          </table:table-cell>
          <table:table-cell office:value-type="float" office:value="0.00138111">
            <text:p>0</text:p>
          </table:table-cell>
          <table:table-cell office:value-type="float" office:value="0.00073644">
            <text:p>0</text:p>
          </table:table-cell>
          <table:table-cell office:value-type="float" office:value="11538.359375">
            <text:p>11538,36</text:p>
          </table:table-cell>
          <table:table-cell office:value-type="float" office:value="1.64525759">
            <text:p>1,65</text:p>
          </table:table-cell>
          <table:table-cell office:value-type="float" office:value="10.91623974">
            <text:p>10,92</text:p>
          </table:table-cell>
          <table:table-cell office:value-type="float" office:value="11">
            <text:p>11</text:p>
          </table:table-cell>
          <table:table-cell office:value-type="float" office:value="78.35009766">
            <text:p>78,35</text:p>
          </table:table-cell>
          <table:table-cell office:value-type="float" office:value="0.1366383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0653992">
            <text:p>78,91</text:p>
          </table:table-cell>
          <table:table-cell table:formula="oooc:= ['4530_6090_74V 0P100'.C39] - [pgach6090.C39]" office:value-type="float" office:value="0.08087979">
            <text:p>0,08</text:p>
          </table:table-cell>
          <table:table-cell table:formula="oooc:= ['4530_6090_74V 0P100'.D39] - [pgach6090.D39]" office:value-type="float" office:value="-0.18337611">
            <text:p>-0,18</text:p>
          </table:table-cell>
          <table:table-cell table:formula="oooc:= ['4530_6090_74V 0P100'.E39] - [pgach6090.E39]" office:value-type="float" office:value="0.04680071">
            <text:p>0,05</text:p>
          </table:table-cell>
          <table:table-cell table:formula="oooc:= ['4530_6090_74V 0P100'.F39] - [pgach6090.F39]" office:value-type="float" office:value="0.24912257">
            <text:p>0,25</text:p>
          </table:table-cell>
          <table:table-cell table:formula="oooc:= ['4530_6090_74V 0P100'.G39] - [pgach6090.G39]" office:value-type="float" office:value="0.25338992">
            <text:p>0,25</text:p>
          </table:table-cell>
          <table:table-cell office:value-type="float" office:value="0.00920915">
            <text:p>0,01</text:p>
          </table:table-cell>
          <table:table-cell office:value-type="float" office:value="-0.00211092">
            <text:p>0</text:p>
          </table:table-cell>
          <table:table-cell office:value-type="float" office:value="11502.63671875">
            <text:p>11502,64</text:p>
          </table:table-cell>
          <table:table-cell office:value-type="float" office:value="1.6494385">
            <text:p>1,65</text:p>
          </table:table-cell>
          <table:table-cell office:value-type="float" office:value="10.91610718">
            <text:p>10,92</text:p>
          </table:table-cell>
          <table:table-cell office:value-type="float" office:value="12">
            <text:p>12</text:p>
          </table:table-cell>
          <table:table-cell office:value-type="float" office:value="78.90653992">
            <text:p>78,91</text:p>
          </table:table-cell>
          <table:table-cell office:value-type="float" office:value="0.1476941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707031">
            <text:p>78,5</text:p>
          </table:table-cell>
          <table:table-cell table:formula="oooc:= ['4530_6090_74V 0P100'.C40] - [pgach6090.C40]" office:value-type="float" office:value="0.06715027">
            <text:p>0,07</text:p>
          </table:table-cell>
          <table:table-cell table:formula="oooc:= ['4530_6090_74V 0P100'.D40] - [pgach6090.D40]" office:value-type="float" office:value="-0.17034897">
            <text:p>-0,17</text:p>
          </table:table-cell>
          <table:table-cell table:formula="oooc:= ['4530_6090_74V 0P100'.E40] - [pgach6090.E40]" office:value-type="float" office:value="0.06524345">
            <text:p>0,07</text:p>
          </table:table-cell>
          <table:table-cell table:formula="oooc:= ['4530_6090_74V 0P100'.F40] - [pgach6090.F40]" office:value-type="float" office:value="0.2382886">
            <text:p>0,24</text:p>
          </table:table-cell>
          <table:table-cell table:formula="oooc:= ['4530_6090_74V 0P100'.G40] - [pgach6090.G40]" office:value-type="float" office:value="0.24634543">
            <text:p>0,25</text:p>
          </table:table-cell>
          <table:table-cell office:value-type="float" office:value="0.01696032">
            <text:p>0,02</text:p>
          </table:table-cell>
          <table:table-cell office:value-type="float" office:value="-0.00558997">
            <text:p>-0,01</text:p>
          </table:table-cell>
          <table:table-cell office:value-type="float" office:value="11463.45703125">
            <text:p>11463,46</text:p>
          </table:table-cell>
          <table:table-cell office:value-type="float" office:value="1.65245974">
            <text:p>1,65</text:p>
          </table:table-cell>
          <table:table-cell office:value-type="float" office:value="10.91539001">
            <text:p>10,92</text:p>
          </table:table-cell>
          <table:table-cell office:value-type="float" office:value="13">
            <text:p>13</text:p>
          </table:table-cell>
          <table:table-cell office:value-type="float" office:value="78.49707031">
            <text:p>78,5</text:p>
          </table:table-cell>
          <table:table-cell office:value-type="float" office:value="0.16007617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6884766">
            <text:p>78,57</text:p>
          </table:table-cell>
          <table:table-cell table:formula="oooc:= ['4530_6090_74V 0P100'.C41] - [pgach6090.C41]" office:value-type="float" office:value="0.06499174">
            <text:p>0,06</text:p>
          </table:table-cell>
          <table:table-cell table:formula="oooc:= ['4530_6090_74V 0P100'.D41] - [pgach6090.D41]" office:value-type="float" office:value="-0.15994105">
            <text:p>-0,16</text:p>
          </table:table-cell>
          <table:table-cell table:formula="oooc:= ['4530_6090_74V 0P100'.E41] - [pgach6090.E41]" office:value-type="float" office:value="0.06421308">
            <text:p>0,06</text:p>
          </table:table-cell>
          <table:table-cell table:formula="oooc:= ['4530_6090_74V 0P100'.F41] - [pgach6090.F41]" office:value-type="float" office:value="0.23374316">
            <text:p>0,23</text:p>
          </table:table-cell>
          <table:table-cell table:formula="oooc:= ['4530_6090_74V 0P100'.G41] - [pgach6090.G41]" office:value-type="float" office:value="0.25037521">
            <text:p>0,25</text:p>
          </table:table-cell>
          <table:table-cell office:value-type="float" office:value="0.02443315">
            <text:p>0,02</text:p>
          </table:table-cell>
          <table:table-cell office:value-type="float" office:value="-0.00917377">
            <text:p>-0,01</text:p>
          </table:table-cell>
          <table:table-cell office:value-type="float" office:value="11427.265625">
            <text:p>11427,27</text:p>
          </table:table-cell>
          <table:table-cell office:value-type="float" office:value="1.6562866">
            <text:p>1,66</text:p>
          </table:table-cell>
          <table:table-cell office:value-type="float" office:value="10.91621017">
            <text:p>10,92</text:p>
          </table:table-cell>
          <table:table-cell office:value-type="float" office:value="14">
            <text:p>14</text:p>
          </table:table-cell>
          <table:table-cell office:value-type="float" office:value="78.56884766">
            <text:p>78,57</text:p>
          </table:table-cell>
          <table:table-cell office:value-type="float" office:value="0.16993579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623352">
            <text:p>78,44</text:p>
          </table:table-cell>
          <table:table-cell table:formula="oooc:= ['4530_6090_74V 0P100'.C42] - [pgach6090.C42]" office:value-type="float" office:value="0.06154236">
            <text:p>0,06</text:p>
          </table:table-cell>
          <table:table-cell table:formula="oooc:= ['4530_6090_74V 0P100'.D42] - [pgach6090.D42]" office:value-type="float" office:value="-0.15088846">
            <text:p>-0,15</text:p>
          </table:table-cell>
          <table:table-cell table:formula="oooc:= ['4530_6090_74V 0P100'.E42] - [pgach6090.E42]" office:value-type="float" office:value="0.06802002">
            <text:p>0,07</text:p>
          </table:table-cell>
          <table:table-cell table:formula="oooc:= ['4530_6090_74V 0P100'.F42] - [pgach6090.F42]" office:value-type="float" office:value="0.2250176">
            <text:p>0,23</text:p>
          </table:table-cell>
          <table:table-cell table:formula="oooc:= ['4530_6090_74V 0P100'.G42] - [pgach6090.G42]" office:value-type="float" office:value="0.25608243">
            <text:p>0,26</text:p>
          </table:table-cell>
          <table:table-cell office:value-type="float" office:value="0.03177344">
            <text:p>0,03</text:p>
          </table:table-cell>
          <table:table-cell office:value-type="float" office:value="-0.01294486">
            <text:p>-0,01</text:p>
          </table:table-cell>
          <table:table-cell office:value-type="float" office:value="11397.71484375">
            <text:p>11397,71</text:p>
          </table:table-cell>
          <table:table-cell office:value-type="float" office:value="1.65944207">
            <text:p>1,66</text:p>
          </table:table-cell>
          <table:table-cell office:value-type="float" office:value="10.91499424">
            <text:p>10,91</text:p>
          </table:table-cell>
          <table:table-cell office:value-type="float" office:value="15">
            <text:p>15</text:p>
          </table:table-cell>
          <table:table-cell office:value-type="float" office:value="78.43623352">
            <text:p>78,44</text:p>
          </table:table-cell>
          <table:table-cell office:value-type="float" office:value="0.18516564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7675476">
            <text:p>78,38</text:p>
          </table:table-cell>
          <table:table-cell table:formula="oooc:= ['4530_6090_74V 0P100'.C43] - [pgach6090.C43]" office:value-type="float" office:value="0.06258203">
            <text:p>0,06</text:p>
          </table:table-cell>
          <table:table-cell table:formula="oooc:= ['4530_6090_74V 0P100'.D43] - [pgach6090.D43]" office:value-type="float" office:value="-0.15068284">
            <text:p>-0,15</text:p>
          </table:table-cell>
          <table:table-cell table:formula="oooc:= ['4530_6090_74V 0P100'.E43] - [pgach6090.E43]" office:value-type="float" office:value="0.05799707">
            <text:p>0,06</text:p>
          </table:table-cell>
          <table:table-cell table:formula="oooc:= ['4530_6090_74V 0P100'.F43] - [pgach6090.F43]" office:value-type="float" office:value="0.24273608">
            <text:p>0,24</text:p>
          </table:table-cell>
          <table:table-cell table:formula="oooc:= ['4530_6090_74V 0P100'.G43] - [pgach6090.G43]" office:value-type="float" office:value="0.2523877">
            <text:p>0,25</text:p>
          </table:table-cell>
          <table:table-cell office:value-type="float" office:value="0.03947424">
            <text:p>0,04</text:p>
          </table:table-cell>
          <table:table-cell office:value-type="float" office:value="-0.01732542">
            <text:p>-0,02</text:p>
          </table:table-cell>
          <table:table-cell office:value-type="float" office:value="11357.79296875">
            <text:p>11357,79</text:p>
          </table:table-cell>
          <table:table-cell office:value-type="float" office:value="1.65977776">
            <text:p>1,66</text:p>
          </table:table-cell>
          <table:table-cell office:value-type="float" office:value="10.91417408">
            <text:p>10,91</text:p>
          </table:table-cell>
          <table:table-cell office:value-type="float" office:value="16">
            <text:p>16</text:p>
          </table:table-cell>
          <table:table-cell office:value-type="float" office:value="78.37675476">
            <text:p>78,38</text:p>
          </table:table-cell>
          <table:table-cell office:value-type="float" office:value="0.19364892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6094055">
            <text:p>78,76</text:p>
          </table:table-cell>
          <table:table-cell table:formula="oooc:= ['4530_6090_74V 0P100'.C44] - [pgach6090.C44]" office:value-type="float" office:value="0.05905339">
            <text:p>0,06</text:p>
          </table:table-cell>
          <table:table-cell table:formula="oooc:= ['4530_6090_74V 0P100'.D44] - [pgach6090.D44]" office:value-type="float" office:value="-0.14407504">
            <text:p>-0,14</text:p>
          </table:table-cell>
          <table:table-cell table:formula="oooc:= ['4530_6090_74V 0P100'.E44] - [pgach6090.E44]" office:value-type="float" office:value="0.05904751">
            <text:p>0,06</text:p>
          </table:table-cell>
          <table:table-cell table:formula="oooc:= ['4530_6090_74V 0P100'.F44] - [pgach6090.F44]" office:value-type="float" office:value="0.2463693">
            <text:p>0,25</text:p>
          </table:table-cell>
          <table:table-cell table:formula="oooc:= ['4530_6090_74V 0P100'.G44] - [pgach6090.G44]" office:value-type="float" office:value="0.24761675">
            <text:p>0,25</text:p>
          </table:table-cell>
          <table:table-cell office:value-type="float" office:value="0.04717504">
            <text:p>0,05</text:p>
          </table:table-cell>
          <table:table-cell office:value-type="float" office:value="-0.02177581">
            <text:p>-0,02</text:p>
          </table:table-cell>
          <table:table-cell office:value-type="float" office:value="11337.32421875">
            <text:p>11337,32</text:p>
          </table:table-cell>
          <table:table-cell office:value-type="float" office:value="1.67091668">
            <text:p>1,67</text:p>
          </table:table-cell>
          <table:table-cell office:value-type="float" office:value="10.9146719">
            <text:p>10,91</text:p>
          </table:table-cell>
          <table:table-cell office:value-type="float" office:value="17">
            <text:p>17</text:p>
          </table:table-cell>
          <table:table-cell office:value-type="float" office:value="78.76094055">
            <text:p>78,76</text:p>
          </table:table-cell>
          <table:table-cell office:value-type="float" office:value="0.20484485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1640472">
            <text:p>78,42</text:p>
          </table:table-cell>
          <table:table-cell table:formula="oooc:= ['4530_6090_74V 0P100'.C45] - [pgach6090.C45]" office:value-type="float" office:value="0.06818383">
            <text:p>0,07</text:p>
          </table:table-cell>
          <table:table-cell table:formula="oooc:= ['4530_6090_74V 0P100'.D45] - [pgach6090.D45]" office:value-type="float" office:value="-0.14457569">
            <text:p>-0,14</text:p>
          </table:table-cell>
          <table:table-cell table:formula="oooc:= ['4530_6090_74V 0P100'.E45] - [pgach6090.E45]" office:value-type="float" office:value="0.03378778">
            <text:p>0,03</text:p>
          </table:table-cell>
          <table:table-cell table:formula="oooc:= ['4530_6090_74V 0P100'.F45] - [pgach6090.F45]" office:value-type="float" office:value="0.2731985">
            <text:p>0,27</text:p>
          </table:table-cell>
          <table:table-cell table:formula="oooc:= ['4530_6090_74V 0P100'.G45] - [pgach6090.G45]" office:value-type="float" office:value="0.24723181">
            <text:p>0,25</text:p>
          </table:table-cell>
          <table:table-cell office:value-type="float" office:value="0.05452593">
            <text:p>0,05</text:p>
          </table:table-cell>
          <table:table-cell office:value-type="float" office:value="-0.02696582">
            <text:p>-0,03</text:p>
          </table:table-cell>
          <table:table-cell office:value-type="float" office:value="11307.63671875">
            <text:p>11307,64</text:p>
          </table:table-cell>
          <table:table-cell office:value-type="float" office:value="1.67678225">
            <text:p>1,68</text:p>
          </table:table-cell>
          <table:table-cell office:value-type="float" office:value="10.91322231">
            <text:p>10,91</text:p>
          </table:table-cell>
          <table:table-cell office:value-type="float" office:value="18">
            <text:p>18</text:p>
          </table:table-cell>
          <table:table-cell office:value-type="float" office:value="78.41640472">
            <text:p>78,42</text:p>
          </table:table-cell>
          <table:table-cell office:value-type="float" office:value="0.21487963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9902496">
            <text:p>78,9</text:p>
          </table:table-cell>
          <table:table-cell table:formula="oooc:= ['4530_6090_74V 0P100'.C46] - [pgach6090.C46]" office:value-type="float" office:value="0.0672509">
            <text:p>0,07</text:p>
          </table:table-cell>
          <table:table-cell table:formula="oooc:= ['4530_6090_74V 0P100'.D46] - [pgach6090.D46]" office:value-type="float" office:value="-0.13623177">
            <text:p>-0,14</text:p>
          </table:table-cell>
          <table:table-cell table:formula="oooc:= ['4530_6090_74V 0P100'.E46] - [pgach6090.E46]" office:value-type="float" office:value="0.02944783">
            <text:p>0,03</text:p>
          </table:table-cell>
          <table:table-cell table:formula="oooc:= ['4530_6090_74V 0P100'.F46] - [pgach6090.F46]" office:value-type="float" office:value="0.27757361">
            <text:p>0,28</text:p>
          </table:table-cell>
          <table:table-cell table:formula="oooc:= ['4530_6090_74V 0P100'.G46] - [pgach6090.G46]" office:value-type="float" office:value="0.24731266">
            <text:p>0,25</text:p>
          </table:table-cell>
          <table:table-cell office:value-type="float" office:value="0.0622877">
            <text:p>0,06</text:p>
          </table:table-cell>
          <table:table-cell office:value-type="float" office:value="-0.03161937">
            <text:p>-0,03</text:p>
          </table:table-cell>
          <table:table-cell office:value-type="float" office:value="11277.01171875">
            <text:p>11277,01</text:p>
          </table:table-cell>
          <table:table-cell office:value-type="float" office:value="1.67969358">
            <text:p>1,68</text:p>
          </table:table-cell>
          <table:table-cell office:value-type="float" office:value="10.91351509">
            <text:p>10,91</text:p>
          </table:table-cell>
          <table:table-cell office:value-type="float" office:value="19">
            <text:p>19</text:p>
          </table:table-cell>
          <table:table-cell office:value-type="float" office:value="78.89902496">
            <text:p>78,9</text:p>
          </table:table-cell>
          <table:table-cell office:value-type="float" office:value="0.22563013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6152496">
            <text:p>78,46</text:p>
          </table:table-cell>
          <table:table-cell table:formula="oooc:= ['4530_6090_74V 0P100'.C47] - [pgach6090.C47]" office:value-type="float" office:value="0.06802691">
            <text:p>0,07</text:p>
          </table:table-cell>
          <table:table-cell table:formula="oooc:= ['4530_6090_74V 0P100'.D47] - [pgach6090.D47]" office:value-type="float" office:value="-0.13932211">
            <text:p>-0,14</text:p>
          </table:table-cell>
          <table:table-cell table:formula="oooc:= ['4530_6090_74V 0P100'.E47] - [pgach6090.E47]" office:value-type="float" office:value="0.01578223">
            <text:p>0,02</text:p>
          </table:table-cell>
          <table:table-cell table:formula="oooc:= ['4530_6090_74V 0P100'.F47] - [pgach6090.F47]" office:value-type="float" office:value="0.27934994">
            <text:p>0,28</text:p>
          </table:table-cell>
          <table:table-cell table:formula="oooc:= ['4530_6090_74V 0P100'.G47] - [pgach6090.G47]" office:value-type="float" office:value="0.26365174">
            <text:p>0,26</text:p>
          </table:table-cell>
          <table:table-cell office:value-type="float" office:value="0.06948484">
            <text:p>0,07</text:p>
          </table:table-cell>
          <table:table-cell office:value-type="float" office:value="-0.03688873">
            <text:p>-0,04</text:p>
          </table:table-cell>
          <table:table-cell office:value-type="float" office:value="11238.80859375">
            <text:p>11238,81</text:p>
          </table:table-cell>
          <table:table-cell office:value-type="float" office:value="1.68259883">
            <text:p>1,68</text:p>
          </table:table-cell>
          <table:table-cell office:value-type="float" office:value="10.91282654">
            <text:p>10,91</text:p>
          </table:table-cell>
          <table:table-cell office:value-type="float" office:value="20">
            <text:p>20</text:p>
          </table:table-cell>
          <table:table-cell office:value-type="float" office:value="78.46152496">
            <text:p>78,46</text:p>
          </table:table-cell>
          <table:table-cell office:value-type="float" office:value="0.23648071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6113281">
            <text:p>78,66</text:p>
          </table:table-cell>
          <table:table-cell table:formula="oooc:= ['4530_6090_74V 0P100'.C48] - [pgach6090.C48]" office:value-type="float" office:value="0.0725342">
            <text:p>0,07</text:p>
          </table:table-cell>
          <table:table-cell table:formula="oooc:= ['4530_6090_74V 0P100'.D48] - [pgach6090.D48]" office:value-type="float" office:value="-0.14032601">
            <text:p>-0,14</text:p>
          </table:table-cell>
          <table:table-cell table:formula="oooc:= ['4530_6090_74V 0P100'.E48] - [pgach6090.E48]" office:value-type="float" office:value="-0.01296869">
            <text:p>-0,01</text:p>
          </table:table-cell>
          <table:table-cell table:formula="oooc:= ['4530_6090_74V 0P100'.F48] - [pgach6090.F48]" office:value-type="float" office:value="0.31551405">
            <text:p>0,32</text:p>
          </table:table-cell>
          <table:table-cell table:formula="oooc:= ['4530_6090_74V 0P100'.G48] - [pgach6090.G48]" office:value-type="float" office:value="0.27363514">
            <text:p>0,27</text:p>
          </table:table-cell>
          <table:table-cell office:value-type="float" office:value="0.0757144">
            <text:p>0,08</text:p>
          </table:table-cell>
          <table:table-cell office:value-type="float" office:value="-0.04168512">
            <text:p>-0,04</text:p>
          </table:table-cell>
          <table:table-cell office:value-type="float" office:value="11207.421875">
            <text:p>11207,42</text:p>
          </table:table-cell>
          <table:table-cell office:value-type="float" office:value="1.68627322">
            <text:p>1,69</text:p>
          </table:table-cell>
          <table:table-cell office:value-type="float" office:value="10.91269493">
            <text:p>10,91</text:p>
          </table:table-cell>
          <table:table-cell office:value-type="float" office:value="21">
            <text:p>21</text:p>
          </table:table-cell>
          <table:table-cell office:value-type="float" office:value="78.66113281">
            <text:p>78,66</text:p>
          </table:table-cell>
          <table:table-cell office:value-type="float" office:value="0.2547085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5859375">
            <text:p>78,56</text:p>
          </table:table-cell>
          <table:table-cell table:formula="oooc:= ['4530_6090_74V 0P100'.C49] - [pgach6090.C49]" office:value-type="float" office:value="0.07111476">
            <text:p>0,07</text:p>
          </table:table-cell>
          <table:table-cell table:formula="oooc:= ['4530_6090_74V 0P100'.D49] - [pgach6090.D49]" office:value-type="float" office:value="-0.13405267">
            <text:p>-0,13</text:p>
          </table:table-cell>
          <table:table-cell table:formula="oooc:= ['4530_6090_74V 0P100'.E49] - [pgach6090.E49]" office:value-type="float" office:value="-0.04227003">
            <text:p>-0,04</text:p>
          </table:table-cell>
          <table:table-cell table:formula="oooc:= ['4530_6090_74V 0P100'.F49] - [pgach6090.F49]" office:value-type="float" office:value="0.34356818">
            <text:p>0,34</text:p>
          </table:table-cell>
          <table:table-cell table:formula="oooc:= ['4530_6090_74V 0P100'.G49] - [pgach6090.G49]" office:value-type="float" office:value="0.27459501">
            <text:p>0,27</text:p>
          </table:table-cell>
          <table:table-cell office:value-type="float" office:value="0.0827843">
            <text:p>0,08</text:p>
          </table:table-cell>
          <table:table-cell office:value-type="float" office:value="-0.04773854">
            <text:p>-0,05</text:p>
          </table:table-cell>
          <table:table-cell office:value-type="float" office:value="11166.5625">
            <text:p>11166,56</text:p>
          </table:table-cell>
          <table:table-cell office:value-type="float" office:value="1.68935549">
            <text:p>1,69</text:p>
          </table:table-cell>
          <table:table-cell office:value-type="float" office:value="10.91219616">
            <text:p>10,91</text:p>
          </table:table-cell>
          <table:table-cell office:value-type="float" office:value="22">
            <text:p>22</text:p>
          </table:table-cell>
          <table:table-cell office:value-type="float" office:value="78.55859375">
            <text:p>78,56</text:p>
          </table:table-cell>
          <table:table-cell office:value-type="float" office:value="0.26347205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045074">
            <text:p>77,61</text:p>
          </table:table-cell>
          <table:table-cell table:formula="oooc:= ['4530_6090_74V 0P100'.C50] - [pgach6090.C50]" office:value-type="float" office:value="0.06440291">
            <text:p>0,06</text:p>
          </table:table-cell>
          <table:table-cell table:formula="oooc:= ['4530_6090_74V 0P100'.D50] - [pgach6090.D50]" office:value-type="float" office:value="-0.12275467">
            <text:p>-0,12</text:p>
          </table:table-cell>
          <table:table-cell table:formula="oooc:= ['4530_6090_74V 0P100'.E50] - [pgach6090.E50]" office:value-type="float" office:value="-0.04651264">
            <text:p>-0,05</text:p>
          </table:table-cell>
          <table:table-cell table:formula="oooc:= ['4530_6090_74V 0P100'.F50] - [pgach6090.F50]" office:value-type="float" office:value="0.34749784">
            <text:p>0,35</text:p>
          </table:table-cell>
          <table:table-cell table:formula="oooc:= ['4530_6090_74V 0P100'.G50] - [pgach6090.G50]" office:value-type="float" office:value="0.27662813">
            <text:p>0,28</text:p>
          </table:table-cell>
          <table:table-cell office:value-type="float" office:value="0.09013784">
            <text:p>0,09</text:p>
          </table:table-cell>
          <table:table-cell office:value-type="float" office:value="-0.05393481">
            <text:p>-0,05</text:p>
          </table:table-cell>
          <table:table-cell office:value-type="float" office:value="11126.73828125">
            <text:p>11126,74</text:p>
          </table:table-cell>
          <table:table-cell office:value-type="float" office:value="1.6917541">
            <text:p>1,69</text:p>
          </table:table-cell>
          <table:table-cell office:value-type="float" office:value="10.9126215">
            <text:p>10,91</text:p>
          </table:table-cell>
          <table:table-cell office:value-type="float" office:value="23">
            <text:p>23</text:p>
          </table:table-cell>
          <table:table-cell office:value-type="float" office:value="77.61045074">
            <text:p>77,61</text:p>
          </table:table-cell>
          <table:table-cell office:value-type="float" office:value="0.27618945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808594">
            <text:p>78,54</text:p>
          </table:table-cell>
          <table:table-cell table:formula="oooc:= ['4530_6090_74V 0P100'.C51] - [pgach6090.C51]" office:value-type="float" office:value="0.06212327">
            <text:p>0,06</text:p>
          </table:table-cell>
          <table:table-cell table:formula="oooc:= ['4530_6090_74V 0P100'.D51] - [pgach6090.D51]" office:value-type="float" office:value="-0.11619837">
            <text:p>-0,12</text:p>
          </table:table-cell>
          <table:table-cell table:formula="oooc:= ['4530_6090_74V 0P100'.E51] - [pgach6090.E51]" office:value-type="float" office:value="-0.06756408">
            <text:p>-0,07</text:p>
          </table:table-cell>
          <table:table-cell table:formula="oooc:= ['4530_6090_74V 0P100'.F51] - [pgach6090.F51]" office:value-type="float" office:value="0.37219471">
            <text:p>0,37</text:p>
          </table:table-cell>
          <table:table-cell table:formula="oooc:= ['4530_6090_74V 0P100'.G51] - [pgach6090.G51]" office:value-type="float" office:value="0.26735234">
            <text:p>0,27</text:p>
          </table:table-cell>
          <table:table-cell office:value-type="float" office:value="0.09732172">
            <text:p>0,1</text:p>
          </table:table-cell>
          <table:table-cell office:value-type="float" office:value="-0.06039454">
            <text:p>-0,06</text:p>
          </table:table-cell>
          <table:table-cell office:value-type="float" office:value="11107.55859375">
            <text:p>11107,56</text:p>
          </table:table-cell>
          <table:table-cell office:value-type="float" office:value="1.69819331">
            <text:p>1,7</text:p>
          </table:table-cell>
          <table:table-cell office:value-type="float" office:value="10.91089249">
            <text:p>10,91</text:p>
          </table:table-cell>
          <table:table-cell office:value-type="float" office:value="24">
            <text:p>24</text:p>
          </table:table-cell>
          <table:table-cell office:value-type="float" office:value="78.53808594">
            <text:p>78,54</text:p>
          </table:table-cell>
          <table:table-cell office:value-type="float" office:value="0.32139856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445007">
            <text:p>78,01</text:p>
          </table:table-cell>
          <table:table-cell table:formula="oooc:= ['4530_6090_74V 0P100'.C52] - [pgach6090.C52]" office:value-type="float" office:value="0.06212653">
            <text:p>0,06</text:p>
          </table:table-cell>
          <table:table-cell table:formula="oooc:= ['4530_6090_74V 0P100'.D52] - [pgach6090.D52]" office:value-type="float" office:value="-0.10961269">
            <text:p>-0,11</text:p>
          </table:table-cell>
          <table:table-cell table:formula="oooc:= ['4530_6090_74V 0P100'.E52] - [pgach6090.E52]" office:value-type="float" office:value="-0.06322789">
            <text:p>-0,06</text:p>
          </table:table-cell>
          <table:table-cell table:formula="oooc:= ['4530_6090_74V 0P100'.F52] - [pgach6090.F52]" office:value-type="float" office:value="0.3703925">
            <text:p>0,37</text:p>
          </table:table-cell>
          <table:table-cell table:formula="oooc:= ['4530_6090_74V 0P100'.G52] - [pgach6090.G52]" office:value-type="float" office:value="0.26649788">
            <text:p>0,27</text:p>
          </table:table-cell>
          <table:table-cell office:value-type="float" office:value="0.10449234">
            <text:p>0,1</text:p>
          </table:table-cell>
          <table:table-cell office:value-type="float" office:value="-0.06647653">
            <text:p>-0,07</text:p>
          </table:table-cell>
          <table:table-cell office:value-type="float" office:value="11068.046875">
            <text:p>11068,05</text:p>
          </table:table-cell>
          <table:table-cell office:value-type="float" office:value="1.70166624">
            <text:p>1,7</text:p>
          </table:table-cell>
          <table:table-cell office:value-type="float" office:value="10.91004276">
            <text:p>10,91</text:p>
          </table:table-cell>
          <table:table-cell office:value-type="float" office:value="25">
            <text:p>25</text:p>
          </table:table-cell>
          <table:table-cell office:value-type="float" office:value="78.01445007">
            <text:p>78,01</text:p>
          </table:table-cell>
          <table:table-cell office:value-type="float" office:value="0.33945617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113266">
            <text:p>78,21</text:p>
          </table:table-cell>
          <table:table-cell table:formula="oooc:= ['4530_6090_74V 0P100'.C53] - [pgach6090.C53]" office:value-type="float" office:value="0.05953941">
            <text:p>0,06</text:p>
          </table:table-cell>
          <table:table-cell table:formula="oooc:= ['4530_6090_74V 0P100'.D53] - [pgach6090.D53]" office:value-type="float" office:value="-0.10519541">
            <text:p>-0,11</text:p>
          </table:table-cell>
          <table:table-cell table:formula="oooc:= ['4530_6090_74V 0P100'.E53] - [pgach6090.E53]" office:value-type="float" office:value="-0.06490773">
            <text:p>-0,06</text:p>
          </table:table-cell>
          <table:table-cell table:formula="oooc:= ['4530_6090_74V 0P100'.F53] - [pgach6090.F53]" office:value-type="float" office:value="0.37258789">
            <text:p>0,37</text:p>
          </table:table-cell>
          <table:table-cell table:formula="oooc:= ['4530_6090_74V 0P100'.G53] - [pgach6090.G53]" office:value-type="float" office:value="0.26895891">
            <text:p>0,27</text:p>
          </table:table-cell>
          <table:table-cell office:value-type="float" office:value="0.11078818">
            <text:p>0,11</text:p>
          </table:table-cell>
          <table:table-cell office:value-type="float" office:value="-0.07306959">
            <text:p>-0,07</text:p>
          </table:table-cell>
          <table:table-cell office:value-type="float" office:value="11035.56640625">
            <text:p>11035,57</text:p>
          </table:table-cell>
          <table:table-cell office:value-type="float" office:value="1.70551145">
            <text:p>1,71</text:p>
          </table:table-cell>
          <table:table-cell office:value-type="float" office:value="10.9094429">
            <text:p>10,91</text:p>
          </table:table-cell>
          <table:table-cell office:value-type="float" office:value="26">
            <text:p>26</text:p>
          </table:table-cell>
          <table:table-cell office:value-type="float" office:value="78.2113266">
            <text:p>78,21</text:p>
          </table:table-cell>
          <table:table-cell office:value-type="float" office:value="0.35958081">
            <text:p>0,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074371">
            <text:p>78,16</text:p>
          </table:table-cell>
          <table:table-cell table:formula="oooc:= ['4530_6090_74V 0P100'.C54] - [pgach6090.C54]" office:value-type="float" office:value="0.05559292">
            <text:p>0,06</text:p>
          </table:table-cell>
          <table:table-cell table:formula="oooc:= ['4530_6090_74V 0P100'.D54] - [pgach6090.D54]" office:value-type="float" office:value="-0.10005501">
            <text:p>-0,1</text:p>
          </table:table-cell>
          <table:table-cell table:formula="oooc:= ['4530_6090_74V 0P100'.E54] - [pgach6090.E54]" office:value-type="float" office:value="-0.03632402">
            <text:p>-0,04</text:p>
          </table:table-cell>
          <table:table-cell table:formula="oooc:= ['4530_6090_74V 0P100'.F54] - [pgach6090.F54]" office:value-type="float" office:value="0.34912932">
            <text:p>0,35</text:p>
          </table:table-cell>
          <table:table-cell table:formula="oooc:= ['4530_6090_74V 0P100'.G54] - [pgach6090.G54]" office:value-type="float" office:value="0.25607089">
            <text:p>0,26</text:p>
          </table:table-cell>
          <table:table-cell office:value-type="float" office:value="0.11785278">
            <text:p>0,12</text:p>
          </table:table-cell>
          <table:table-cell office:value-type="float" office:value="-0.08051971">
            <text:p>-0,08</text:p>
          </table:table-cell>
          <table:table-cell office:value-type="float" office:value="10997.75390625">
            <text:p>10997,75</text:p>
          </table:table-cell>
          <table:table-cell office:value-type="float" office:value="1.70892942">
            <text:p>1,71</text:p>
          </table:table-cell>
          <table:table-cell office:value-type="float" office:value="10.90972137">
            <text:p>10,91</text:p>
          </table:table-cell>
          <table:table-cell office:value-type="float" office:value="27">
            <text:p>27</text:p>
          </table:table-cell>
          <table:table-cell office:value-type="float" office:value="78.16074371">
            <text:p>78,16</text:p>
          </table:table-cell>
          <table:table-cell office:value-type="float" office:value="0.37397987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2724304">
            <text:p>78,13</text:p>
          </table:table-cell>
          <table:table-cell table:formula="oooc:= ['4530_6090_74V 0P100'.C55] - [pgach6090.C55]" office:value-type="float" office:value="0.05783171">
            <text:p>0,06</text:p>
          </table:table-cell>
          <table:table-cell table:formula="oooc:= ['4530_6090_74V 0P100'.D55] - [pgach6090.D55]" office:value-type="float" office:value="-0.0935381">
            <text:p>-0,09</text:p>
          </table:table-cell>
          <table:table-cell table:formula="oooc:= ['4530_6090_74V 0P100'.E55] - [pgach6090.E55]" office:value-type="float" office:value="-0.06053725">
            <text:p>-0,06</text:p>
          </table:table-cell>
          <table:table-cell table:formula="oooc:= ['4530_6090_74V 0P100'.F55] - [pgach6090.F55]" office:value-type="float" office:value="0.38239408">
            <text:p>0,38</text:p>
          </table:table-cell>
          <table:table-cell table:formula="oooc:= ['4530_6090_74V 0P100'.G55] - [pgach6090.G55]" office:value-type="float" office:value="0.24202377">
            <text:p>0,24</text:p>
          </table:table-cell>
          <table:table-cell office:value-type="float" office:value="0.12494122">
            <text:p>0,12</text:p>
          </table:table-cell>
          <table:table-cell office:value-type="float" office:value="-0.08762383">
            <text:p>-0,09</text:p>
          </table:table-cell>
          <table:table-cell office:value-type="float" office:value="10948.2421875">
            <text:p>10948,24</text:p>
          </table:table-cell>
          <table:table-cell office:value-type="float" office:value="1.71226799">
            <text:p>1,71</text:p>
          </table:table-cell>
          <table:table-cell office:value-type="float" office:value="10.90758228">
            <text:p>10,91</text:p>
          </table:table-cell>
          <table:table-cell office:value-type="float" office:value="28">
            <text:p>28</text:p>
          </table:table-cell>
          <table:table-cell office:value-type="float" office:value="78.12724304">
            <text:p>78,13</text:p>
          </table:table-cell>
          <table:table-cell office:value-type="float" office:value="0.38863915">
            <text:p>0,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2890625">
            <text:p>77,63</text:p>
          </table:table-cell>
          <table:table-cell table:formula="oooc:= ['4530_6090_74V 0P100'.C56] - [pgach6090.C56]" office:value-type="float" office:value="0.06060109">
            <text:p>0,06</text:p>
          </table:table-cell>
          <table:table-cell table:formula="oooc:= ['4530_6090_74V 0P100'.D56] - [pgach6090.D56]" office:value-type="float" office:value="-0.09175095">
            <text:p>-0,09</text:p>
          </table:table-cell>
          <table:table-cell table:formula="oooc:= ['4530_6090_74V 0P100'.E56] - [pgach6090.E56]" office:value-type="float" office:value="-0.08680246">
            <text:p>-0,09</text:p>
          </table:table-cell>
          <table:table-cell table:formula="oooc:= ['4530_6090_74V 0P100'.F56] - [pgach6090.F56]" office:value-type="float" office:value="0.4223985">
            <text:p>0,42</text:p>
          </table:table-cell>
          <table:table-cell table:formula="oooc:= ['4530_6090_74V 0P100'.G56] - [pgach6090.G56]" office:value-type="float" office:value="0.23736631">
            <text:p>0,24</text:p>
          </table:table-cell>
          <table:table-cell office:value-type="float" office:value="0.13155252">
            <text:p>0,13</text:p>
          </table:table-cell>
          <table:table-cell office:value-type="float" office:value="-0.09535646">
            <text:p>-0,1</text:p>
          </table:table-cell>
          <table:table-cell office:value-type="float" office:value="10897.1875">
            <text:p>10897,19</text:p>
          </table:table-cell>
          <table:table-cell office:value-type="float" office:value="1.71647334">
            <text:p>1,72</text:p>
          </table:table-cell>
          <table:table-cell office:value-type="float" office:value="10.90860748">
            <text:p>10,91</text:p>
          </table:table-cell>
          <table:table-cell office:value-type="float" office:value="29">
            <text:p>29</text:p>
          </table:table-cell>
          <table:table-cell office:value-type="float" office:value="77.62890625">
            <text:p>77,63</text:p>
          </table:table-cell>
          <table:table-cell office:value-type="float" office:value="0.40153173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10321">
            <text:p>78,01</text:p>
          </table:table-cell>
          <table:table-cell table:formula="oooc:= ['4530_6090_74V 0P100'.C57] - [pgach6090.C57]" office:value-type="float" office:value="0.06135147">
            <text:p>0,06</text:p>
          </table:table-cell>
          <table:table-cell table:formula="oooc:= ['4530_6090_74V 0P100'.D57] - [pgach6090.D57]" office:value-type="float" office:value="-0.08474551">
            <text:p>-0,08</text:p>
          </table:table-cell>
          <table:table-cell table:formula="oooc:= ['4530_6090_74V 0P100'.E57] - [pgach6090.E57]" office:value-type="float" office:value="-0.09665006">
            <text:p>-0,1</text:p>
          </table:table-cell>
          <table:table-cell table:formula="oooc:= ['4530_6090_74V 0P100'.F57] - [pgach6090.F57]" office:value-type="float" office:value="0.43935312">
            <text:p>0,44</text:p>
          </table:table-cell>
          <table:table-cell table:formula="oooc:= ['4530_6090_74V 0P100'.G57] - [pgach6090.G57]" office:value-type="float" office:value="0.25522938">
            <text:p>0,26</text:p>
          </table:table-cell>
          <table:table-cell office:value-type="float" office:value="0.13885568">
            <text:p>0,14</text:p>
          </table:table-cell>
          <table:table-cell office:value-type="float" office:value="-0.10300975">
            <text:p>-0,1</text:p>
          </table:table-cell>
          <table:table-cell office:value-type="float" office:value="10847.65625">
            <text:p>10847,66</text:p>
          </table:table-cell>
          <table:table-cell office:value-type="float" office:value="1.72040403">
            <text:p>1,72</text:p>
          </table:table-cell>
          <table:table-cell office:value-type="float" office:value="10.9083147">
            <text:p>10,91</text:p>
          </table:table-cell>
          <table:table-cell office:value-type="float" office:value="30">
            <text:p>30</text:p>
          </table:table-cell>
          <table:table-cell office:value-type="float" office:value="78.0110321">
            <text:p>78,01</text:p>
          </table:table-cell>
          <table:table-cell office:value-type="float" office:value="0.40758264">
            <text:p>0,41</text:p>
          </table:table-cell>
        </table:table-row>
      </table:table>
      <table:table table:name="4530_6090_74V 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0:51:0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6090-74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6090-74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19923">
            <text:p>0,48</text:p>
          </table:table-cell>
          <table:table-cell office:value-type="float" office:value="-0.09620039">
            <text:p>-0,1</text:p>
          </table:table-cell>
          <table:table-cell office:value-type="float" office:value="-0.2663765">
            <text:p>-0,27</text:p>
          </table:table-cell>
          <table:table-cell office:value-type="float" office:value="0.03894895">
            <text:p>0,04</text:p>
          </table:table-cell>
          <table:table-cell office:value-type="float" office:value="0.04374035">
            <text:p>0,04</text:p>
          </table:table-cell>
          <table:table-cell office:value-type="float" office:value="-0.16949736">
            <text:p>-0,17</text:p>
          </table:table-cell>
          <table:table-cell office:value-type="float" office:value="-0.07569849">
            <text:p>-0,08</text:p>
          </table:table-cell>
          <table:table-cell office:value-type="float" office:value="0.30369002">
            <text:p>0,3</text:p>
          </table:table-cell>
          <table:table-cell office:value-type="float" office:value="7985.38085938">
            <text:p>7985,38</text:p>
          </table:table-cell>
          <table:table-cell office:value-type="float" office:value="1.05867302">
            <text:p>1,06</text:p>
          </table:table-cell>
          <table:table-cell office:value-type="float" office:value="7.25052643">
            <text:p>7,25</text:p>
          </table:table-cell>
          <table:table-cell office:value-type="float" office:value="-5">
            <text:p>-5</text:p>
          </table:table-cell>
          <table:table-cell office:value-type="float" office:value="0.47919923">
            <text:p>0,48</text:p>
          </table:table-cell>
          <table:table-cell office:value-type="float" office:value="-0.06678015">
            <text:p>-0,07</text:p>
          </table:table-cell>
          <table:table-cell/>
          <table:table-cell office:value-type="float" office:value="0.16949736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9785503">
            <text:p>-0,1</text:p>
          </table:table-cell>
          <table:table-cell office:value-type="float" office:value="-0.26518688">
            <text:p>-0,27</text:p>
          </table:table-cell>
          <table:table-cell office:value-type="float" office:value="0.04849036">
            <text:p>0,05</text:p>
          </table:table-cell>
          <table:table-cell office:value-type="float" office:value="0.05442287">
            <text:p>0,05</text:p>
          </table:table-cell>
          <table:table-cell office:value-type="float" office:value="-0.18687862">
            <text:p>-0,19</text:p>
          </table:table-cell>
          <table:table-cell office:value-type="float" office:value="-0.07191569">
            <text:p>-0,07</text:p>
          </table:table-cell>
          <table:table-cell office:value-type="float" office:value="0.30283615">
            <text:p>0,3</text:p>
          </table:table-cell>
          <table:table-cell office:value-type="float" office:value="7987.8515625">
            <text:p>7987,85</text:p>
          </table:table-cell>
          <table:table-cell office:value-type="float" office:value="1.05969238">
            <text:p>1,06</text:p>
          </table:table-cell>
          <table:table-cell office:value-type="float" office:value="7.24926662">
            <text:p>7,25</text:p>
          </table:table-cell>
          <table:table-cell office:value-type="float" office:value="-4">
            <text:p>-4</text:p>
          </table:table-cell>
          <table:table-cell office:value-type="float" office:value="0.47783202">
            <text:p>0,48</text:p>
          </table:table-cell>
          <table:table-cell office:value-type="float" office:value="-0.04689075">
            <text:p>-0,05</text:p>
          </table:table-cell>
          <table:table-cell/>
          <table:table-cell office:value-type="float" office:value="0.18687862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6172">
            <text:p>0,48</text:p>
          </table:table-cell>
          <table:table-cell office:value-type="float" office:value="-0.09757842">
            <text:p>-0,1</text:p>
          </table:table-cell>
          <table:table-cell office:value-type="float" office:value="-0.26025265">
            <text:p>-0,26</text:p>
          </table:table-cell>
          <table:table-cell office:value-type="float" office:value="0.05528254">
            <text:p>0,06</text:p>
          </table:table-cell>
          <table:table-cell office:value-type="float" office:value="0.05732405">
            <text:p>0,06</text:p>
          </table:table-cell>
          <table:table-cell office:value-type="float" office:value="-0.19390957">
            <text:p>-0,19</text:p>
          </table:table-cell>
          <table:table-cell office:value-type="float" office:value="-0.07553149">
            <text:p>-0,08</text:p>
          </table:table-cell>
          <table:table-cell office:value-type="float" office:value="0.30292502">
            <text:p>0,3</text:p>
          </table:table-cell>
          <table:table-cell office:value-type="float" office:value="7987.28515625">
            <text:p>7987,29</text:p>
          </table:table-cell>
          <table:table-cell office:value-type="float" office:value="1.05988765">
            <text:p>1,06</text:p>
          </table:table-cell>
          <table:table-cell office:value-type="float" office:value="7.25062895">
            <text:p>7,25</text:p>
          </table:table-cell>
          <table:table-cell office:value-type="float" office:value="-3">
            <text:p>-3</text:p>
          </table:table-cell>
          <table:table-cell office:value-type="float" office:value="0.4826172">
            <text:p>0,48</text:p>
          </table:table-cell>
          <table:table-cell office:value-type="float" office:value="-0.03306726">
            <text:p>-0,03</text:p>
          </table:table-cell>
          <table:table-cell/>
          <table:table-cell office:value-type="float" office:value="0.19390957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19923">
            <text:p>0,48</text:p>
          </table:table-cell>
          <table:table-cell office:value-type="float" office:value="-0.09550132">
            <text:p>-0,1</text:p>
          </table:table-cell>
          <table:table-cell office:value-type="float" office:value="-0.2535817">
            <text:p>-0,25</text:p>
          </table:table-cell>
          <table:table-cell office:value-type="float" office:value="0.06070012">
            <text:p>0,06</text:p>
          </table:table-cell>
          <table:table-cell office:value-type="float" office:value="0.05819958">
            <text:p>0,06</text:p>
          </table:table-cell>
          <table:table-cell office:value-type="float" office:value="-0.19489531">
            <text:p>-0,19</text:p>
          </table:table-cell>
          <table:table-cell office:value-type="float" office:value="-0.06581072">
            <text:p>-0,07</text:p>
          </table:table-cell>
          <table:table-cell office:value-type="float" office:value="0.30405506">
            <text:p>0,3</text:p>
          </table:table-cell>
          <table:table-cell office:value-type="float" office:value="7994.75585938">
            <text:p>7994,76</text:p>
          </table:table-cell>
          <table:table-cell office:value-type="float" office:value="1.0594238">
            <text:p>1,06</text:p>
          </table:table-cell>
          <table:table-cell office:value-type="float" office:value="7.25070238">
            <text:p>7,25</text:p>
          </table:table-cell>
          <table:table-cell office:value-type="float" office:value="-2">
            <text:p>-2</text:p>
          </table:table-cell>
          <table:table-cell office:value-type="float" office:value="0.47919923">
            <text:p>0,48</text:p>
          </table:table-cell>
          <table:table-cell office:value-type="float" office:value="-0.02296741">
            <text:p>-0,02</text:p>
          </table:table-cell>
          <table:table-cell/>
          <table:table-cell office:value-type="float" office:value="0.19489531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08593">
            <text:p>0,49</text:p>
          </table:table-cell>
          <table:table-cell office:value-type="float" office:value="-0.08568916">
            <text:p>-0,09</text:p>
          </table:table-cell>
          <table:table-cell office:value-type="float" office:value="-0.25349134">
            <text:p>-0,25</text:p>
          </table:table-cell>
          <table:table-cell office:value-type="float" office:value="0.05104248">
            <text:p>0,05</text:p>
          </table:table-cell>
          <table:table-cell office:value-type="float" office:value="0.06991825">
            <text:p>0,07</text:p>
          </table:table-cell>
          <table:table-cell office:value-type="float" office:value="-0.19225995">
            <text:p>-0,19</text:p>
          </table:table-cell>
          <table:table-cell office:value-type="float" office:value="-0.06007687">
            <text:p>-0,06</text:p>
          </table:table-cell>
          <table:table-cell office:value-type="float" office:value="0.304436">
            <text:p>0,3</text:p>
          </table:table-cell>
          <table:table-cell office:value-type="float" office:value="8000.41015625">
            <text:p>8000,41</text:p>
          </table:table-cell>
          <table:table-cell office:value-type="float" office:value="1.06051636">
            <text:p>1,06</text:p>
          </table:table-cell>
          <table:table-cell office:value-type="float" office:value="7.25052643">
            <text:p>7,25</text:p>
          </table:table-cell>
          <table:table-cell office:value-type="float" office:value="-1">
            <text:p>-1</text:p>
          </table:table-cell>
          <table:table-cell office:value-type="float" office:value="0.48808593">
            <text:p>0,49</text:p>
          </table:table-cell>
          <table:table-cell office:value-type="float" office:value="-0.01631592">
            <text:p>-0,02</text:p>
          </table:table-cell>
          <table:table-cell/>
          <table:table-cell office:value-type="float" office:value="0.1922599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7718965">
            <text:p>-0,08</text:p>
          </table:table-cell>
          <table:table-cell office:value-type="float" office:value="-0.24897377">
            <text:p>-0,25</text:p>
          </table:table-cell>
          <table:table-cell office:value-type="float" office:value="0.04447771">
            <text:p>0,04</text:p>
          </table:table-cell>
          <table:table-cell office:value-type="float" office:value="0.07419229">
            <text:p>0,07</text:p>
          </table:table-cell>
          <table:table-cell office:value-type="float" office:value="-0.18692388">
            <text:p>-0,19</text:p>
          </table:table-cell>
          <table:table-cell office:value-type="float" office:value="-0.05691437">
            <text:p>-0,06</text:p>
          </table:table-cell>
          <table:table-cell office:value-type="float" office:value="0.30466771">
            <text:p>0,3</text:p>
          </table:table-cell>
          <table:table-cell office:value-type="float" office:value="8007.06103516">
            <text:p>8007,06</text:p>
          </table:table-cell>
          <table:table-cell office:value-type="float" office:value="1.05900872">
            <text:p>1,06</text:p>
          </table:table-cell>
          <table:table-cell office:value-type="float" office:value="7.25112724">
            <text:p>7,25</text:p>
          </table:table-cell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1107581">
            <text:p>-0,01</text:p>
          </table:table-cell>
          <table:table-cell/>
          <table:table-cell office:value-type="float" office:value="0.1869238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800781">
            <text:p>0,46</text:p>
          </table:table-cell>
          <table:table-cell office:value-type="float" office:value="-0.0723414">
            <text:p>-0,07</text:p>
          </table:table-cell>
          <table:table-cell office:value-type="float" office:value="-0.24372333">
            <text:p>-0,24</text:p>
          </table:table-cell>
          <table:table-cell office:value-type="float" office:value="0.04404309">
            <text:p>0,04</text:p>
          </table:table-cell>
          <table:table-cell office:value-type="float" office:value="0.07849742">
            <text:p>0,08</text:p>
          </table:table-cell>
          <table:table-cell office:value-type="float" office:value="-0.186773">
            <text:p>-0,19</text:p>
          </table:table-cell>
          <table:table-cell office:value-type="float" office:value="-0.05349739">
            <text:p>-0,05</text:p>
          </table:table-cell>
          <table:table-cell office:value-type="float" office:value="0.30395031">
            <text:p>0,3</text:p>
          </table:table-cell>
          <table:table-cell office:value-type="float" office:value="8008.0078125">
            <text:p>8008,01</text:p>
          </table:table-cell>
          <table:table-cell office:value-type="float" office:value="1.05836785">
            <text:p>1,06</text:p>
          </table:table-cell>
          <table:table-cell office:value-type="float" office:value="7.25032139">
            <text:p>7,25</text:p>
          </table:table-cell>
          <table:table-cell office:value-type="float" office:value="1">
            <text:p>1</text:p>
          </table:table-cell>
          <table:table-cell office:value-type="float" office:value="0.45800781">
            <text:p>0,46</text:p>
          </table:table-cell>
          <table:table-cell office:value-type="float" office:value="-0.00186182">
            <text:p>0</text:p>
          </table:table-cell>
          <table:table-cell/>
          <table:table-cell office:value-type="float" office:value="0.18677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7068174">
            <text:p>-0,07</text:p>
          </table:table-cell>
          <table:table-cell office:value-type="float" office:value="-0.24252367">
            <text:p>-0,24</text:p>
          </table:table-cell>
          <table:table-cell office:value-type="float" office:value="0.05254849">
            <text:p>0,05</text:p>
          </table:table-cell>
          <table:table-cell office:value-type="float" office:value="0.09122632">
            <text:p>0,09</text:p>
          </table:table-cell>
          <table:table-cell office:value-type="float" office:value="-0.20247446">
            <text:p>-0,2</text:p>
          </table:table-cell>
          <table:table-cell office:value-type="float" office:value="-0.06080321">
            <text:p>-0,06</text:p>
          </table:table-cell>
          <table:table-cell office:value-type="float" office:value="0.3022584">
            <text:p>0,3</text:p>
          </table:table-cell>
          <table:table-cell office:value-type="float" office:value="8016.5234375">
            <text:p>8016,52</text:p>
          </table:table-cell>
          <table:table-cell office:value-type="float" office:value="1.05770266">
            <text:p>1,06</text:p>
          </table:table-cell>
          <table:table-cell office:value-type="float" office:value="7.25142002">
            <text:p>7,25</text:p>
          </table:table-cell>
          <table:table-cell office:value-type="float" office:value="2">
            <text:p>2</text:p>
          </table:table-cell>
          <table:table-cell office:value-type="float" office:value="0.45937499">
            <text:p>0,46</text:p>
          </table:table-cell>
          <table:table-cell office:value-type="float" office:value="0.02502441">
            <text:p>0,03</text:p>
          </table:table-cell>
          <table:table-cell/>
          <table:table-cell office:value-type="float" office:value="0.2024744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535156">
            <text:p>0,49</text:p>
          </table:table-cell>
          <table:table-cell office:value-type="float" office:value="-0.03894687">
            <text:p>-0,04</text:p>
          </table:table-cell>
          <table:table-cell office:value-type="float" office:value="-0.26114613">
            <text:p>-0,26</text:p>
          </table:table-cell>
          <table:table-cell office:value-type="float" office:value="-0.00232976">
            <text:p>0</text:p>
          </table:table-cell>
          <table:table-cell office:value-type="float" office:value="0.13769688">
            <text:p>0,14</text:p>
          </table:table-cell>
          <table:table-cell office:value-type="float" office:value="-0.16510679">
            <text:p>-0,17</text:p>
          </table:table-cell>
          <table:table-cell office:value-type="float" office:value="-0.04362021">
            <text:p>-0,04</text:p>
          </table:table-cell>
          <table:table-cell office:value-type="float" office:value="0.30242983">
            <text:p>0,3</text:p>
          </table:table-cell>
          <table:table-cell office:value-type="float" office:value="8017.93017578">
            <text:p>8017,93</text:p>
          </table:table-cell>
          <table:table-cell office:value-type="float" office:value="1.05600584">
            <text:p>1,06</text:p>
          </table:table-cell>
          <table:table-cell office:value-type="float" office:value="7.25140572">
            <text:p>7,25</text:p>
          </table:table-cell>
          <table:table-cell office:value-type="float" office:value="3">
            <text:p>3</text:p>
          </table:table-cell>
          <table:table-cell office:value-type="float" office:value="0.48535156">
            <text:p>0,49</text:p>
          </table:table-cell>
          <table:table-cell office:value-type="float" office:value="0.03545459">
            <text:p>0,04</text:p>
          </table:table-cell>
          <table:table-cell/>
          <table:table-cell office:value-type="float" office:value="0.16510679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04687">
            <text:p>0,47</text:p>
          </table:table-cell>
          <table:table-cell office:value-type="float" office:value="-0.03748335">
            <text:p>-0,04</text:p>
          </table:table-cell>
          <table:table-cell office:value-type="float" office:value="-0.25837034">
            <text:p>-0,26</text:p>
          </table:table-cell>
          <table:table-cell office:value-type="float" office:value="0.00416931">
            <text:p>0</text:p>
          </table:table-cell>
          <table:table-cell office:value-type="float" office:value="0.14063431">
            <text:p>0,14</text:p>
          </table:table-cell>
          <table:table-cell office:value-type="float" office:value="-0.18691885">
            <text:p>-0,19</text:p>
          </table:table-cell>
          <table:table-cell office:value-type="float" office:value="-0.03585844">
            <text:p>-0,04</text:p>
          </table:table-cell>
          <table:table-cell office:value-type="float" office:value="0.301395">
            <text:p>0,3</text:p>
          </table:table-cell>
          <table:table-cell office:value-type="float" office:value="8010.72314453">
            <text:p>8010,72</text:p>
          </table:table-cell>
          <table:table-cell office:value-type="float" office:value="1.05867302">
            <text:p>1,06</text:p>
          </table:table-cell>
          <table:table-cell office:value-type="float" office:value="7.25071716">
            <text:p>7,25</text:p>
          </table:table-cell>
          <table:table-cell office:value-type="float" office:value="4">
            <text:p>4</text:p>
          </table:table-cell>
          <table:table-cell office:value-type="float" office:value="0.47304687">
            <text:p>0,47</text:p>
          </table:table-cell>
          <table:table-cell office:value-type="float" office:value="0.04041443">
            <text:p>0,04</text:p>
          </table:table-cell>
          <table:table-cell/>
          <table:table-cell office:value-type="float" office:value="0.1869188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03877085">
            <text:p>-0,04</text:p>
          </table:table-cell>
          <table:table-cell office:value-type="float" office:value="-0.24570103">
            <text:p>-0,25</text:p>
          </table:table-cell>
          <table:table-cell office:value-type="float" office:value="0.01429695">
            <text:p>0,01</text:p>
          </table:table-cell>
          <table:table-cell office:value-type="float" office:value="0.13146453">
            <text:p>0,13</text:p>
          </table:table-cell>
          <table:table-cell office:value-type="float" office:value="-0.18757768">
            <text:p>-0,19</text:p>
          </table:table-cell>
          <table:table-cell office:value-type="float" office:value="-0.03538658">
            <text:p>-0,04</text:p>
          </table:table-cell>
          <table:table-cell office:value-type="float" office:value="0.29830003">
            <text:p>0,3</text:p>
          </table:table-cell>
          <table:table-cell office:value-type="float" office:value="8040.84033203">
            <text:p>8040,84</text:p>
          </table:table-cell>
          <table:table-cell office:value-type="float" office:value="1.06249392">
            <text:p>1,06</text:p>
          </table:table-cell>
          <table:table-cell office:value-type="float" office:value="7.25147867">
            <text:p>7,25</text:p>
          </table:table-cell>
          <table:table-cell office:value-type="float" office:value="5">
            <text:p>5</text:p>
          </table:table-cell>
          <table:table-cell office:value-type="float" office:value="0.47031251">
            <text:p>0,47</text:p>
          </table:table-cell>
          <table:table-cell office:value-type="float" office:value="0.05410779">
            <text:p>0,05</text:p>
          </table:table-cell>
          <table:table-cell/>
          <table:table-cell office:value-type="float" office:value="0.1875776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2755049">
            <text:p>-0,03</text:p>
          </table:table-cell>
          <table:table-cell office:value-type="float" office:value="-0.2511422">
            <text:p>-0,25</text:p>
          </table:table-cell>
          <table:table-cell office:value-type="float" office:value="0.00329502">
            <text:p>0</text:p>
          </table:table-cell>
          <table:table-cell office:value-type="float" office:value="0.1550521">
            <text:p>0,16</text:p>
          </table:table-cell>
          <table:table-cell office:value-type="float" office:value="-0.1818292">
            <text:p>-0,18</text:p>
          </table:table-cell>
          <table:table-cell office:value-type="float" office:value="-0.04032252">
            <text:p>-0,04</text:p>
          </table:table-cell>
          <table:table-cell office:value-type="float" office:value="0.29746202">
            <text:p>0,3</text:p>
          </table:table-cell>
          <table:table-cell office:value-type="float" office:value="8018.02734375">
            <text:p>8018,03</text:p>
          </table:table-cell>
          <table:table-cell office:value-type="float" office:value="1.05881953">
            <text:p>1,06</text:p>
          </table:table-cell>
          <table:table-cell office:value-type="float" office:value="7.25149345">
            <text:p>7,25</text:p>
          </table:table-cell>
          <table:table-cell office:value-type="float" office:value="6">
            <text:p>6</text:p>
          </table:table-cell>
          <table:table-cell office:value-type="float" office:value="0.45732421">
            <text:p>0,46</text:p>
          </table:table-cell>
          <table:table-cell office:value-type="float" office:value="0.06249597">
            <text:p>0,06</text:p>
          </table:table-cell>
          <table:table-cell/>
          <table:table-cell office:value-type="float" office:value="0.1818292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1642568">
            <text:p>-0,02</text:p>
          </table:table-cell>
          <table:table-cell office:value-type="float" office:value="-0.25230172">
            <text:p>-0,25</text:p>
          </table:table-cell>
          <table:table-cell office:value-type="float" office:value="-0.01260901">
            <text:p>-0,01</text:p>
          </table:table-cell>
          <table:table-cell office:value-type="float" office:value="0.17294092">
            <text:p>0,17</text:p>
          </table:table-cell>
          <table:table-cell office:value-type="float" office:value="-0.18148218">
            <text:p>-0,18</text:p>
          </table:table-cell>
          <table:table-cell office:value-type="float" office:value="-0.03478748">
            <text:p>-0,03</text:p>
          </table:table-cell>
          <table:table-cell office:value-type="float" office:value="0.29535428">
            <text:p>0,3</text:p>
          </table:table-cell>
          <table:table-cell office:value-type="float" office:value="8029.99023438">
            <text:p>8029,99</text:p>
          </table:table-cell>
          <table:table-cell office:value-type="float" office:value="1.05708003">
            <text:p>1,06</text:p>
          </table:table-cell>
          <table:table-cell office:value-type="float" office:value="7.25004339">
            <text:p>7,25</text:p>
          </table:table-cell>
          <table:table-cell office:value-type="float" office:value="7">
            <text:p>7</text:p>
          </table:table-cell>
          <table:table-cell office:value-type="float" office:value="0.45732421">
            <text:p>0,46</text:p>
          </table:table-cell>
          <table:table-cell office:value-type="float" office:value="0.07987793">
            <text:p>0,08</text:p>
          </table:table-cell>
          <table:table-cell/>
          <table:table-cell office:value-type="float" office:value="0.18148218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01535947">
            <text:p>-0,02</text:p>
          </table:table-cell>
          <table:table-cell office:value-type="float" office:value="-0.24424034">
            <text:p>-0,24</text:p>
          </table:table-cell>
          <table:table-cell office:value-type="float" office:value="-0.00756541">
            <text:p>-0,01</text:p>
          </table:table-cell>
          <table:table-cell office:value-type="float" office:value="0.17031433">
            <text:p>0,17</text:p>
          </table:table-cell>
          <table:table-cell office:value-type="float" office:value="-0.18930776">
            <text:p>-0,19</text:p>
          </table:table-cell>
          <table:table-cell office:value-type="float" office:value="-0.03479544">
            <text:p>-0,03</text:p>
          </table:table-cell>
          <table:table-cell office:value-type="float" office:value="0.29216409">
            <text:p>0,29</text:p>
          </table:table-cell>
          <table:table-cell office:value-type="float" office:value="8009.81445313">
            <text:p>8009,81</text:p>
          </table:table-cell>
          <table:table-cell office:value-type="float" office:value="1.05521238">
            <text:p>1,06</text:p>
          </table:table-cell>
          <table:table-cell office:value-type="float" office:value="7.25111246">
            <text:p>7,25</text:p>
          </table:table-cell>
          <table:table-cell office:value-type="float" office:value="8">
            <text:p>8</text:p>
          </table:table-cell>
          <table:table-cell office:value-type="float" office:value="0.45664063">
            <text:p>0,46</text:p>
          </table:table-cell>
          <table:table-cell office:value-type="float" office:value="0.09442212">
            <text:p>0,09</text:p>
          </table:table-cell>
          <table:table-cell/>
          <table:table-cell office:value-type="float" office:value="0.18930776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-0.01217593">
            <text:p>-0,01</text:p>
          </table:table-cell>
          <table:table-cell office:value-type="float" office:value="-0.2399336">
            <text:p>-0,24</text:p>
          </table:table-cell>
          <table:table-cell office:value-type="float" office:value="-0.0041592">
            <text:p>0</text:p>
          </table:table-cell>
          <table:table-cell office:value-type="float" office:value="0.176671">
            <text:p>0,18</text:p>
          </table:table-cell>
          <table:table-cell office:value-type="float" office:value="-0.19560444">
            <text:p>-0,2</text:p>
          </table:table-cell>
          <table:table-cell office:value-type="float" office:value="-0.03348855">
            <text:p>-0,03</text:p>
          </table:table-cell>
          <table:table-cell office:value-type="float" office:value="0.28954846">
            <text:p>0,29</text:p>
          </table:table-cell>
          <table:table-cell office:value-type="float" office:value="8004.11132813">
            <text:p>8004,11</text:p>
          </table:table-cell>
          <table:table-cell office:value-type="float" office:value="1.05813599">
            <text:p>1,06</text:p>
          </table:table-cell>
          <table:table-cell office:value-type="float" office:value="7.2508049">
            <text:p>7,25</text:p>
          </table:table-cell>
          <table:table-cell office:value-type="float" office:value="9">
            <text:p>9</text:p>
          </table:table-cell>
          <table:table-cell office:value-type="float" office:value="0.46552736">
            <text:p>0,47</text:p>
          </table:table-cell>
          <table:table-cell office:value-type="float" office:value="0.10765003">
            <text:p>0,11</text:p>
          </table:table-cell>
          <table:table-cell/>
          <table:table-cell office:value-type="float" office:value="0.19560444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724609">
            <text:p>0,43</text:p>
          </table:table-cell>
          <table:table-cell office:value-type="float" office:value="-0.00815249">
            <text:p>-0,01</text:p>
          </table:table-cell>
          <table:table-cell office:value-type="float" office:value="-0.23585774">
            <text:p>-0,24</text:p>
          </table:table-cell>
          <table:table-cell office:value-type="float" office:value="-0.0107644">
            <text:p>-0,01</text:p>
          </table:table-cell>
          <table:table-cell office:value-type="float" office:value="0.18057205">
            <text:p>0,18</text:p>
          </table:table-cell>
          <table:table-cell office:value-type="float" office:value="-0.18810576">
            <text:p>-0,19</text:p>
          </table:table-cell>
          <table:table-cell office:value-type="float" office:value="-0.02370151">
            <text:p>-0,02</text:p>
          </table:table-cell>
          <table:table-cell office:value-type="float" office:value="0.28637412">
            <text:p>0,29</text:p>
          </table:table-cell>
          <table:table-cell office:value-type="float" office:value="8036.20166016">
            <text:p>8036,2</text:p>
          </table:table-cell>
          <table:table-cell office:value-type="float" office:value="1.06003416">
            <text:p>1,06</text:p>
          </table:table-cell>
          <table:table-cell office:value-type="float" office:value="7.24885654">
            <text:p>7,25</text:p>
          </table:table-cell>
          <table:table-cell office:value-type="float" office:value="10">
            <text:p>10</text:p>
          </table:table-cell>
          <table:table-cell office:value-type="float" office:value="0.42724609">
            <text:p>0,43</text:p>
          </table:table-cell>
          <table:table-cell office:value-type="float" office:value="0.115828">
            <text:p>0,12</text:p>
          </table:table-cell>
          <table:table-cell/>
          <table:table-cell office:value-type="float" office:value="0.18810576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-0.00616089">
            <text:p>-0,01</text:p>
          </table:table-cell>
          <table:table-cell office:value-type="float" office:value="-0.22568816">
            <text:p>-0,23</text:p>
          </table:table-cell>
          <table:table-cell office:value-type="float" office:value="-0.00412383">
            <text:p>0</text:p>
          </table:table-cell>
          <table:table-cell office:value-type="float" office:value="0.17359369">
            <text:p>0,17</text:p>
          </table:table-cell>
          <table:table-cell office:value-type="float" office:value="-0.19377881">
            <text:p>-0,19</text:p>
          </table:table-cell>
          <table:table-cell office:value-type="float" office:value="-0.02033489">
            <text:p>-0,02</text:p>
          </table:table-cell>
          <table:table-cell office:value-type="float" office:value="0.28331727">
            <text:p>0,28</text:p>
          </table:table-cell>
          <table:table-cell office:value-type="float" office:value="8035.73242188">
            <text:p>8035,73</text:p>
          </table:table-cell>
          <table:table-cell office:value-type="float" office:value="1.05634153">
            <text:p>1,06</text:p>
          </table:table-cell>
          <table:table-cell office:value-type="float" office:value="7.25089264">
            <text:p>7,25</text:p>
          </table:table-cell>
          <table:table-cell office:value-type="float" office:value="11">
            <text:p>11</text:p>
          </table:table-cell>
          <table:table-cell office:value-type="float" office:value="0.45322266">
            <text:p>0,45</text:p>
          </table:table-cell>
          <table:table-cell office:value-type="float" office:value="0.12494189">
            <text:p>0,12</text:p>
          </table:table-cell>
          <table:table-cell/>
          <table:table-cell office:value-type="float" office:value="0.19377881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0092539">
            <text:p>0</text:p>
          </table:table-cell>
          <table:table-cell office:value-type="float" office:value="-0.22155207">
            <text:p>-0,22</text:p>
          </table:table-cell>
          <table:table-cell office:value-type="float" office:value="-0.0085155">
            <text:p>-0,01</text:p>
          </table:table-cell>
          <table:table-cell office:value-type="float" office:value="0.18236974">
            <text:p>0,18</text:p>
          </table:table-cell>
          <table:table-cell office:value-type="float" office:value="-0.18590796">
            <text:p>-0,19</text:p>
          </table:table-cell>
          <table:table-cell office:value-type="float" office:value="-0.01140143">
            <text:p>-0,01</text:p>
          </table:table-cell>
          <table:table-cell office:value-type="float" office:value="0.2782352">
            <text:p>0,28</text:p>
          </table:table-cell>
          <table:table-cell office:value-type="float" office:value="8029.32666016">
            <text:p>8029,33</text:p>
          </table:table-cell>
          <table:table-cell office:value-type="float" office:value="1.05696404">
            <text:p>1,06</text:p>
          </table:table-cell>
          <table:table-cell office:value-type="float" office:value="7.25251865">
            <text:p>7,25</text:p>
          </table:table-cell>
          <table:table-cell office:value-type="float" office:value="12">
            <text:p>12</text:p>
          </table:table-cell>
          <table:table-cell office:value-type="float" office:value="0.45732421">
            <text:p>0,46</text:p>
          </table:table-cell>
          <table:table-cell office:value-type="float" office:value="0.1369386">
            <text:p>0,14</text:p>
          </table:table-cell>
          <table:table-cell/>
          <table:table-cell office:value-type="float" office:value="0.18590796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56641">
            <text:p>0,48</text:p>
          </table:table-cell>
          <table:table-cell office:value-type="float" office:value="-0.00179043">
            <text:p>0</text:p>
          </table:table-cell>
          <table:table-cell office:value-type="float" office:value="-0.21574949">
            <text:p>-0,22</text:p>
          </table:table-cell>
          <table:table-cell office:value-type="float" office:value="-0.00000505">
            <text:p>0</text:p>
          </table:table-cell>
          <table:table-cell office:value-type="float" office:value="0.17739111">
            <text:p>0,18</text:p>
          </table:table-cell>
          <table:table-cell office:value-type="float" office:value="-0.18496749">
            <text:p>-0,18</text:p>
          </table:table-cell>
          <table:table-cell office:value-type="float" office:value="-0.00463109">
            <text:p>0</text:p>
          </table:table-cell>
          <table:table-cell office:value-type="float" office:value="0.27394986">
            <text:p>0,27</text:p>
          </table:table-cell>
          <table:table-cell office:value-type="float" office:value="7966.4453125">
            <text:p>7966,45</text:p>
          </table:table-cell>
          <table:table-cell office:value-type="float" office:value="1.06065667">
            <text:p>1,06</text:p>
          </table:table-cell>
          <table:table-cell office:value-type="float" office:value="7.25219631">
            <text:p>7,25</text:p>
          </table:table-cell>
          <table:table-cell office:value-type="float" office:value="13">
            <text:p>13</text:p>
          </table:table-cell>
          <table:table-cell office:value-type="float" office:value="0.48056641">
            <text:p>0,48</text:p>
          </table:table-cell>
          <table:table-cell office:value-type="float" office:value="0.1458673">
            <text:p>0,15</text:p>
          </table:table-cell>
          <table:table-cell/>
          <table:table-cell office:value-type="float" office:value="0.18496749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0.00329922">
            <text:p>0</text:p>
          </table:table-cell>
          <table:table-cell office:value-type="float" office:value="-0.20856655">
            <text:p>-0,21</text:p>
          </table:table-cell>
          <table:table-cell office:value-type="float" office:value="-0.0046292">
            <text:p>0</text:p>
          </table:table-cell>
          <table:table-cell office:value-type="float" office:value="0.17783147">
            <text:p>0,18</text:p>
          </table:table-cell>
          <table:table-cell office:value-type="float" office:value="-0.17744365">
            <text:p>-0,18</text:p>
          </table:table-cell>
          <table:table-cell office:value-type="float" office:value="0.00608642">
            <text:p>0,01</text:p>
          </table:table-cell>
          <table:table-cell office:value-type="float" office:value="0.26926458">
            <text:p>0,27</text:p>
          </table:table-cell>
          <table:table-cell office:value-type="float" office:value="7991.59179688">
            <text:p>7991,59</text:p>
          </table:table-cell>
          <table:table-cell office:value-type="float" office:value="1.06202996">
            <text:p>1,06</text:p>
          </table:table-cell>
          <table:table-cell office:value-type="float" office:value="7.25121498">
            <text:p>7,25</text:p>
          </table:table-cell>
          <table:table-cell office:value-type="float" office:value="14">
            <text:p>14</text:p>
          </table:table-cell>
          <table:table-cell office:value-type="float" office:value="0.46552736">
            <text:p>0,47</text:p>
          </table:table-cell>
          <table:table-cell office:value-type="float" office:value="0.15443566">
            <text:p>0,15</text:p>
          </table:table-cell>
          <table:table-cell/>
          <table:table-cell office:value-type="float" office:value="0.17744365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27345">
            <text:p>0,46</text:p>
          </table:table-cell>
          <table:table-cell office:value-type="float" office:value="0.00720698">
            <text:p>0,01</text:p>
          </table:table-cell>
          <table:table-cell office:value-type="float" office:value="-0.20182532">
            <text:p>-0,2</text:p>
          </table:table-cell>
          <table:table-cell office:value-type="float" office:value="-0.00693369">
            <text:p>-0,01</text:p>
          </table:table-cell>
          <table:table-cell office:value-type="float" office:value="0.17605451">
            <text:p>0,18</text:p>
          </table:table-cell>
          <table:table-cell office:value-type="float" office:value="-0.16766669">
            <text:p>-0,17</text:p>
          </table:table-cell>
          <table:table-cell office:value-type="float" office:value="0.0150888">
            <text:p>0,02</text:p>
          </table:table-cell>
          <table:table-cell office:value-type="float" office:value="0.26403964">
            <text:p>0,26</text:p>
          </table:table-cell>
          <table:table-cell office:value-type="float" office:value="7990.24414063">
            <text:p>7990,24</text:p>
          </table:table-cell>
          <table:table-cell office:value-type="float" office:value="1.0549438">
            <text:p>1,05</text:p>
          </table:table-cell>
          <table:table-cell office:value-type="float" office:value="7.25090742">
            <text:p>7,25</text:p>
          </table:table-cell>
          <table:table-cell office:value-type="float" office:value="15">
            <text:p>15</text:p>
          </table:table-cell>
          <table:table-cell office:value-type="float" office:value="0.45527345">
            <text:p>0,46</text:p>
          </table:table-cell>
          <table:table-cell office:value-type="float" office:value="0.16358459">
            <text:p>0,16</text:p>
          </table:table-cell>
          <table:table-cell/>
          <table:table-cell office:value-type="float" office:value="0.16766669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800781">
            <text:p>0,46</text:p>
          </table:table-cell>
          <table:table-cell office:value-type="float" office:value="0.01043076">
            <text:p>0,01</text:p>
          </table:table-cell>
          <table:table-cell office:value-type="float" office:value="-0.19864795">
            <text:p>-0,2</text:p>
          </table:table-cell>
          <table:table-cell office:value-type="float" office:value="-0.01318513">
            <text:p>-0,01</text:p>
          </table:table-cell>
          <table:table-cell office:value-type="float" office:value="0.18761256">
            <text:p>0,19</text:p>
          </table:table-cell>
          <table:table-cell office:value-type="float" office:value="-0.16418642">
            <text:p>-0,16</text:p>
          </table:table-cell>
          <table:table-cell office:value-type="float" office:value="0.02621719">
            <text:p>0,03</text:p>
          </table:table-cell>
          <table:table-cell office:value-type="float" office:value="0.25901785">
            <text:p>0,26</text:p>
          </table:table-cell>
          <table:table-cell office:value-type="float" office:value="8001.52294922">
            <text:p>8001,52</text:p>
          </table:table-cell>
          <table:table-cell office:value-type="float" office:value="1.05661619">
            <text:p>1,06</text:p>
          </table:table-cell>
          <table:table-cell office:value-type="float" office:value="7.25240135">
            <text:p>7,25</text:p>
          </table:table-cell>
          <table:table-cell office:value-type="float" office:value="16">
            <text:p>16</text:p>
          </table:table-cell>
          <table:table-cell office:value-type="float" office:value="0.45800781">
            <text:p>0,46</text:p>
          </table:table-cell>
          <table:table-cell office:value-type="float" office:value="0.17542115">
            <text:p>0,18</text:p>
          </table:table-cell>
          <table:table-cell/>
          <table:table-cell office:value-type="float" office:value="0.16418642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0.01336284">
            <text:p>0,01</text:p>
          </table:table-cell>
          <table:table-cell office:value-type="float" office:value="-0.19299597">
            <text:p>-0,19</text:p>
          </table:table-cell>
          <table:table-cell office:value-type="float" office:value="-0.01514597">
            <text:p>-0,02</text:p>
          </table:table-cell>
          <table:table-cell office:value-type="float" office:value="0.19366877">
            <text:p>0,19</text:p>
          </table:table-cell>
          <table:table-cell office:value-type="float" office:value="-0.16344713">
            <text:p>-0,16</text:p>
          </table:table-cell>
          <table:table-cell office:value-type="float" office:value="0.03692674">
            <text:p>0,04</text:p>
          </table:table-cell>
          <table:table-cell office:value-type="float" office:value="0.25348505">
            <text:p>0,25</text:p>
          </table:table-cell>
          <table:table-cell office:value-type="float" office:value="8009.81445313">
            <text:p>8009,81</text:p>
          </table:table-cell>
          <table:table-cell office:value-type="float" office:value="1.05665278">
            <text:p>1,06</text:p>
          </table:table-cell>
          <table:table-cell office:value-type="float" office:value="7.25121498">
            <text:p>7,25</text:p>
          </table:table-cell>
          <table:table-cell office:value-type="float" office:value="17">
            <text:p>17</text:p>
          </table:table-cell>
          <table:table-cell office:value-type="float" office:value="0.49013671">
            <text:p>0,49</text:p>
          </table:table-cell>
          <table:table-cell office:value-type="float" office:value="0.18963">
            <text:p>0,19</text:p>
          </table:table-cell>
          <table:table-cell/>
          <table:table-cell office:value-type="float" office:value="0.1634471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671874">
            <text:p>0,49</text:p>
          </table:table-cell>
          <table:table-cell office:value-type="float" office:value="0.02393945">
            <text:p>0,02</text:p>
          </table:table-cell>
          <table:table-cell office:value-type="float" office:value="-0.19015992">
            <text:p>-0,19</text:p>
          </table:table-cell>
          <table:table-cell office:value-type="float" office:value="-0.04237537">
            <text:p>-0,04</text:p>
          </table:table-cell>
          <table:table-cell office:value-type="float" office:value="0.21684188">
            <text:p>0,22</text:p>
          </table:table-cell>
          <table:table-cell office:value-type="float" office:value="-0.15325776">
            <text:p>-0,15</text:p>
          </table:table-cell>
          <table:table-cell office:value-type="float" office:value="0.03848546">
            <text:p>0,04</text:p>
          </table:table-cell>
          <table:table-cell office:value-type="float" office:value="0.24894893">
            <text:p>0,25</text:p>
          </table:table-cell>
          <table:table-cell office:value-type="float" office:value="8018.75976563">
            <text:p>8018,76</text:p>
          </table:table-cell>
          <table:table-cell office:value-type="float" office:value="1.05438232">
            <text:p>1,05</text:p>
          </table:table-cell>
          <table:table-cell office:value-type="float" office:value="7.2514348">
            <text:p>7,25</text:p>
          </table:table-cell>
          <table:table-cell office:value-type="float" office:value="18">
            <text:p>18</text:p>
          </table:table-cell>
          <table:table-cell office:value-type="float" office:value="0.48671874">
            <text:p>0,49</text:p>
          </table:table-cell>
          <table:table-cell office:value-type="float" office:value="0.19636658">
            <text:p>0,2</text:p>
          </table:table-cell>
          <table:table-cell/>
          <table:table-cell office:value-type="float" office:value="0.153257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2966782">
            <text:p>0,03</text:p>
          </table:table-cell>
          <table:table-cell office:value-type="float" office:value="-0.18329319">
            <text:p>-0,18</text:p>
          </table:table-cell>
          <table:table-cell office:value-type="float" office:value="-0.04677209">
            <text:p>-0,05</text:p>
          </table:table-cell>
          <table:table-cell office:value-type="float" office:value="0.22438492">
            <text:p>0,22</text:p>
          </table:table-cell>
          <table:table-cell office:value-type="float" office:value="-0.14894766">
            <text:p>-0,15</text:p>
          </table:table-cell>
          <table:table-cell office:value-type="float" office:value="0.04543076">
            <text:p>0,05</text:p>
          </table:table-cell>
          <table:table-cell office:value-type="float" office:value="0.24374306">
            <text:p>0,24</text:p>
          </table:table-cell>
          <table:table-cell office:value-type="float" office:value="8099.69726563">
            <text:p>8099,7</text:p>
          </table:table-cell>
          <table:table-cell office:value-type="float" office:value="1.05358887">
            <text:p>1,05</text:p>
          </table:table-cell>
          <table:table-cell office:value-type="float" office:value="7.25168371">
            <text:p>7,25</text:p>
          </table:table-cell>
          <table:table-cell office:value-type="float" office:value="19">
            <text:p>19</text:p>
          </table:table-cell>
          <table:table-cell office:value-type="float" office:value="0.45322266">
            <text:p>0,45</text:p>
          </table:table-cell>
          <table:table-cell office:value-type="float" office:value="0.21164648">
            <text:p>0,21</text:p>
          </table:table-cell>
          <table:table-cell/>
          <table:table-cell office:value-type="float" office:value="0.1489476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0.0329771">
            <text:p>0,03</text:p>
          </table:table-cell>
          <table:table-cell office:value-type="float" office:value="-0.18415657">
            <text:p>-0,18</text:p>
          </table:table-cell>
          <table:table-cell office:value-type="float" office:value="-0.0706711">
            <text:p>-0,07</text:p>
          </table:table-cell>
          <table:table-cell office:value-type="float" office:value="0.23603624">
            <text:p>0,24</text:p>
          </table:table-cell>
          <table:table-cell office:value-type="float" office:value="-0.12547593">
            <text:p>-0,13</text:p>
          </table:table-cell>
          <table:table-cell office:value-type="float" office:value="0.05436953">
            <text:p>0,05</text:p>
          </table:table-cell>
          <table:table-cell office:value-type="float" office:value="0.23890223">
            <text:p>0,24</text:p>
          </table:table-cell>
          <table:table-cell office:value-type="float" office:value="8020.19482422">
            <text:p>8020,19</text:p>
          </table:table-cell>
          <table:table-cell office:value-type="float" office:value="1.05482173">
            <text:p>1,05</text:p>
          </table:table-cell>
          <table:table-cell office:value-type="float" office:value="7.25333929">
            <text:p>7,25</text:p>
          </table:table-cell>
          <table:table-cell office:value-type="float" office:value="20">
            <text:p>20</text:p>
          </table:table-cell>
          <table:table-cell office:value-type="float" office:value="0.46347657">
            <text:p>0,46</text:p>
          </table:table-cell>
          <table:table-cell office:value-type="float" office:value="0.21651123">
            <text:p>0,22</text:p>
          </table:table-cell>
          <table:table-cell/>
          <table:table-cell office:value-type="float" office:value="0.1254759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0.04047578">
            <text:p>0,04</text:p>
          </table:table-cell>
          <table:table-cell office:value-type="float" office:value="-0.18424189">
            <text:p>-0,18</text:p>
          </table:table-cell>
          <table:table-cell office:value-type="float" office:value="-0.09571223">
            <text:p>-0,1</text:p>
          </table:table-cell>
          <table:table-cell office:value-type="float" office:value="0.27332667">
            <text:p>0,27</text:p>
          </table:table-cell>
          <table:table-cell office:value-type="float" office:value="-0.11769561">
            <text:p>-0,12</text:p>
          </table:table-cell>
          <table:table-cell office:value-type="float" office:value="0.05713705">
            <text:p>0,06</text:p>
          </table:table-cell>
          <table:table-cell office:value-type="float" office:value="0.23424551">
            <text:p>0,23</text:p>
          </table:table-cell>
          <table:table-cell office:value-type="float" office:value="7984.5703125">
            <text:p>7984,57</text:p>
          </table:table-cell>
          <table:table-cell office:value-type="float" office:value="1.0640198">
            <text:p>1,06</text:p>
          </table:table-cell>
          <table:table-cell office:value-type="float" office:value="7.24957466">
            <text:p>7,25</text:p>
          </table:table-cell>
          <table:table-cell office:value-type="float" office:value="21">
            <text:p>21</text:p>
          </table:table-cell>
          <table:table-cell office:value-type="float" office:value="0.45732421">
            <text:p>0,46</text:p>
          </table:table-cell>
          <table:table-cell office:value-type="float" office:value="0.23258191">
            <text:p>0,23</text:p>
          </table:table-cell>
          <table:table-cell/>
          <table:table-cell office:value-type="float" office:value="0.11769561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4775317">
            <text:p>0,05</text:p>
          </table:table-cell>
          <table:table-cell office:value-type="float" office:value="-0.18036681">
            <text:p>-0,18</text:p>
          </table:table-cell>
          <table:table-cell office:value-type="float" office:value="-0.13118422">
            <text:p>-0,13</text:p>
          </table:table-cell>
          <table:table-cell office:value-type="float" office:value="0.30073756">
            <text:p>0,3</text:p>
          </table:table-cell>
          <table:table-cell office:value-type="float" office:value="-0.09784497">
            <text:p>-0,1</text:p>
          </table:table-cell>
          <table:table-cell office:value-type="float" office:value="0.06812494">
            <text:p>0,07</text:p>
          </table:table-cell>
          <table:table-cell office:value-type="float" office:value="0.22935389">
            <text:p>0,23</text:p>
          </table:table-cell>
          <table:table-cell office:value-type="float" office:value="8004.42431641">
            <text:p>8004,42</text:p>
          </table:table-cell>
          <table:table-cell office:value-type="float" office:value="1.05673826">
            <text:p>1,06</text:p>
          </table:table-cell>
          <table:table-cell office:value-type="float" office:value="7.2515521">
            <text:p>7,25</text:p>
          </table:table-cell>
          <table:table-cell office:value-type="float" office:value="22">
            <text:p>22</text:p>
          </table:table-cell>
          <table:table-cell office:value-type="float" office:value="0.45322266">
            <text:p>0,45</text:p>
          </table:table-cell>
          <table:table-cell office:value-type="float" office:value="0.24602503">
            <text:p>0,25</text:p>
          </table:table-cell>
          <table:table-cell/>
          <table:table-cell office:value-type="float" office:value="0.09784497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433594">
            <text:p>0,44</text:p>
          </table:table-cell>
          <table:table-cell office:value-type="float" office:value="0.05272212">
            <text:p>0,05</text:p>
          </table:table-cell>
          <table:table-cell office:value-type="float" office:value="-0.1772045">
            <text:p>-0,18</text:p>
          </table:table-cell>
          <table:table-cell office:value-type="float" office:value="-0.16150649">
            <text:p>-0,16</text:p>
          </table:table-cell>
          <table:table-cell office:value-type="float" office:value="0.32972336">
            <text:p>0,33</text:p>
          </table:table-cell>
          <table:table-cell office:value-type="float" office:value="-0.09176455">
            <text:p>-0,09</text:p>
          </table:table-cell>
          <table:table-cell office:value-type="float" office:value="0.06185296">
            <text:p>0,06</text:p>
          </table:table-cell>
          <table:table-cell office:value-type="float" office:value="0.22421148">
            <text:p>0,22</text:p>
          </table:table-cell>
          <table:table-cell office:value-type="float" office:value="8035.3515625">
            <text:p>8035,35</text:p>
          </table:table-cell>
          <table:table-cell office:value-type="float" office:value="1.05858767">
            <text:p>1,06</text:p>
          </table:table-cell>
          <table:table-cell office:value-type="float" office:value="7.25093651">
            <text:p>7,25</text:p>
          </table:table-cell>
          <table:table-cell office:value-type="float" office:value="23">
            <text:p>23</text:p>
          </table:table-cell>
          <table:table-cell office:value-type="float" office:value="0.44433594">
            <text:p>0,44</text:p>
          </table:table-cell>
          <table:table-cell office:value-type="float" office:value="0.24251661">
            <text:p>0,24</text:p>
          </table:table-cell>
          <table:table-cell/>
          <table:table-cell office:value-type="float" office:value="0.0917645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0.05457793">
            <text:p>0,05</text:p>
          </table:table-cell>
          <table:table-cell office:value-type="float" office:value="-0.16942424">
            <text:p>-0,17</text:p>
          </table:table-cell>
          <table:table-cell office:value-type="float" office:value="-0.17202832">
            <text:p>-0,17</text:p>
          </table:table-cell>
          <table:table-cell office:value-type="float" office:value="0.33587283">
            <text:p>0,34</text:p>
          </table:table-cell>
          <table:table-cell office:value-type="float" office:value="-0.08560869">
            <text:p>-0,09</text:p>
          </table:table-cell>
          <table:table-cell office:value-type="float" office:value="0.08211362">
            <text:p>0,08</text:p>
          </table:table-cell>
          <table:table-cell office:value-type="float" office:value="0.21742164">
            <text:p>0,22</text:p>
          </table:table-cell>
          <table:table-cell office:value-type="float" office:value="7989.16992188">
            <text:p>7989,17</text:p>
          </table:table-cell>
          <table:table-cell office:value-type="float" office:value="1.05825198">
            <text:p>1,06</text:p>
          </table:table-cell>
          <table:table-cell office:value-type="float" office:value="7.25089264">
            <text:p>7,25</text:p>
          </table:table-cell>
          <table:table-cell office:value-type="float" office:value="24">
            <text:p>24</text:p>
          </table:table-cell>
          <table:table-cell office:value-type="float" office:value="0.45937499">
            <text:p>0,46</text:p>
          </table:table-cell>
          <table:table-cell office:value-type="float" office:value="0.25217602">
            <text:p>0,25</text:p>
          </table:table-cell>
          <table:table-cell/>
          <table:table-cell office:value-type="float" office:value="0.08560869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43751">
            <text:p>0,45</text:p>
          </table:table-cell>
          <table:table-cell office:value-type="float" office:value="0.05722837">
            <text:p>0,06</text:p>
          </table:table-cell>
          <table:table-cell office:value-type="float" office:value="-0.16076554">
            <text:p>-0,16</text:p>
          </table:table-cell>
          <table:table-cell office:value-type="float" office:value="-0.18290897">
            <text:p>-0,18</text:p>
          </table:table-cell>
          <table:table-cell office:value-type="float" office:value="0.34649318">
            <text:p>0,35</text:p>
          </table:table-cell>
          <table:table-cell office:value-type="float" office:value="-0.07691807">
            <text:p>-0,08</text:p>
          </table:table-cell>
          <table:table-cell office:value-type="float" office:value="0.08538216">
            <text:p>0,09</text:p>
          </table:table-cell>
          <table:table-cell office:value-type="float" office:value="0.20948902">
            <text:p>0,21</text:p>
          </table:table-cell>
          <table:table-cell office:value-type="float" office:value="8038.01708984">
            <text:p>8038,02</text:p>
          </table:table-cell>
          <table:table-cell office:value-type="float" office:value="1.0624572">
            <text:p>1,06</text:p>
          </table:table-cell>
          <table:table-cell office:value-type="float" office:value="7.25184488">
            <text:p>7,25</text:p>
          </table:table-cell>
          <table:table-cell office:value-type="float" office:value="25">
            <text:p>25</text:p>
          </table:table-cell>
          <table:table-cell office:value-type="float" office:value="0.44843751">
            <text:p>0,45</text:p>
          </table:table-cell>
          <table:table-cell office:value-type="float" office:value="0.26320177">
            <text:p>0,26</text:p>
          </table:table-cell>
          <table:table-cell/>
          <table:table-cell office:value-type="float" office:value="0.07691807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656249">
            <text:p>0,43</text:p>
          </table:table-cell>
          <table:table-cell office:value-type="float" office:value="0.0554832">
            <text:p>0,06</text:p>
          </table:table-cell>
          <table:table-cell office:value-type="float" office:value="-0.1531208">
            <text:p>-0,15</text:p>
          </table:table-cell>
          <table:table-cell office:value-type="float" office:value="-0.17743579">
            <text:p>-0,18</text:p>
          </table:table-cell>
          <table:table-cell office:value-type="float" office:value="0.34174252">
            <text:p>0,34</text:p>
          </table:table-cell>
          <table:table-cell office:value-type="float" office:value="-0.06785025">
            <text:p>-0,07</text:p>
          </table:table-cell>
          <table:table-cell office:value-type="float" office:value="0.09291065">
            <text:p>0,09</text:p>
          </table:table-cell>
          <table:table-cell office:value-type="float" office:value="0.20091201">
            <text:p>0,2</text:p>
          </table:table-cell>
          <table:table-cell office:value-type="float" office:value="8040.859375">
            <text:p>8040,86</text:p>
          </table:table-cell>
          <table:table-cell office:value-type="float" office:value="1.06083369">
            <text:p>1,06</text:p>
          </table:table-cell>
          <table:table-cell office:value-type="float" office:value="7.24960375">
            <text:p>7,25</text:p>
          </table:table-cell>
          <table:table-cell office:value-type="float" office:value="26">
            <text:p>26</text:p>
          </table:table-cell>
          <table:table-cell office:value-type="float" office:value="0.42656249">
            <text:p>0,43</text:p>
          </table:table-cell>
          <table:table-cell office:value-type="float" office:value="0.2683318">
            <text:p>0,27</text:p>
          </table:table-cell>
          <table:table-cell/>
          <table:table-cell office:value-type="float" office:value="0.06785025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5293335">
            <text:p>0,05</text:p>
          </table:table-cell>
          <table:table-cell office:value-type="float" office:value="-0.14495403">
            <text:p>-0,14</text:p>
          </table:table-cell>
          <table:table-cell office:value-type="float" office:value="-0.15790319">
            <text:p>-0,16</text:p>
          </table:table-cell>
          <table:table-cell office:value-type="float" office:value="0.32004589">
            <text:p>0,32</text:p>
          </table:table-cell>
          <table:table-cell office:value-type="float" office:value="-0.0640481">
            <text:p>-0,06</text:p>
          </table:table-cell>
          <table:table-cell office:value-type="float" office:value="0.09830784">
            <text:p>0,1</text:p>
          </table:table-cell>
          <table:table-cell office:value-type="float" office:value="0.19089386">
            <text:p>0,19</text:p>
          </table:table-cell>
          <table:table-cell office:value-type="float" office:value="7946.31835938">
            <text:p>7946,32</text:p>
          </table:table-cell>
          <table:table-cell office:value-type="float" office:value="1.0591675">
            <text:p>1,06</text:p>
          </table:table-cell>
          <table:table-cell office:value-type="float" office:value="7.25146389">
            <text:p>7,25</text:p>
          </table:table-cell>
          <table:table-cell office:value-type="float" office:value="27">
            <text:p>27</text:p>
          </table:table-cell>
          <table:table-cell office:value-type="float" office:value="0.48876953">
            <text:p>0,49</text:p>
          </table:table-cell>
          <table:table-cell office:value-type="float" office:value="0.28252563">
            <text:p>0,28</text:p>
          </table:table-cell>
          <table:table-cell/>
          <table:table-cell office:value-type="float" office:value="0.0640481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886718">
            <text:p>0,44</text:p>
          </table:table-cell>
          <table:table-cell office:value-type="float" office:value="0.05684614">
            <text:p>0,06</text:p>
          </table:table-cell>
          <table:table-cell office:value-type="float" office:value="-0.13599417">
            <text:p>-0,14</text:p>
          </table:table-cell>
          <table:table-cell office:value-type="float" office:value="-0.18641119">
            <text:p>-0,19</text:p>
          </table:table-cell>
          <table:table-cell office:value-type="float" office:value="0.35274622">
            <text:p>0,35</text:p>
          </table:table-cell>
          <table:table-cell office:value-type="float" office:value="-0.06194585">
            <text:p>-0,06</text:p>
          </table:table-cell>
          <table:table-cell office:value-type="float" office:value="0.0995511">
            <text:p>0,1</text:p>
          </table:table-cell>
          <table:table-cell office:value-type="float" office:value="0.18232957">
            <text:p>0,18</text:p>
          </table:table-cell>
          <table:table-cell office:value-type="float" office:value="8036.49414063">
            <text:p>8036,49</text:p>
          </table:table-cell>
          <table:table-cell office:value-type="float" office:value="1.0592407">
            <text:p>1,06</text:p>
          </table:table-cell>
          <table:table-cell office:value-type="float" office:value="7.24957466">
            <text:p>7,25</text:p>
          </table:table-cell>
          <table:table-cell office:value-type="float" office:value="28">
            <text:p>28</text:p>
          </table:table-cell>
          <table:table-cell office:value-type="float" office:value="0.43886718">
            <text:p>0,44</text:p>
          </table:table-cell>
          <table:table-cell office:value-type="float" office:value="0.29961231">
            <text:p>0,3</text:p>
          </table:table-cell>
          <table:table-cell/>
          <table:table-cell office:value-type="float" office:value="0.06194585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6112607">
            <text:p>0,06</text:p>
          </table:table-cell>
          <table:table-cell office:value-type="float" office:value="-0.13120051">
            <text:p>-0,13</text:p>
          </table:table-cell>
          <table:table-cell office:value-type="float" office:value="-0.27552328">
            <text:p>-0,28</text:p>
          </table:table-cell>
          <table:table-cell office:value-type="float" office:value="0.45327184">
            <text:p>0,45</text:p>
          </table:table-cell>
          <table:table-cell office:value-type="float" office:value="-0.04878418">
            <text:p>-0,05</text:p>
          </table:table-cell>
          <table:table-cell office:value-type="float" office:value="0.09671466">
            <text:p>0,1</text:p>
          </table:table-cell>
          <table:table-cell office:value-type="float" office:value="0.17175274">
            <text:p>0,17</text:p>
          </table:table-cell>
          <table:table-cell office:value-type="float" office:value="8061.69873047">
            <text:p>8061,7</text:p>
          </table:table-cell>
          <table:table-cell office:value-type="float" office:value="1.05264282">
            <text:p>1,05</text:p>
          </table:table-cell>
          <table:table-cell office:value-type="float" office:value="7.25265074">
            <text:p>7,25</text:p>
          </table:table-cell>
          <table:table-cell office:value-type="float" office:value="29">
            <text:p>29</text:p>
          </table:table-cell>
          <table:table-cell office:value-type="float" office:value="0.47988281">
            <text:p>0,48</text:p>
          </table:table-cell>
          <table:table-cell office:value-type="float" office:value="0.31640369">
            <text:p>0,32</text:p>
          </table:table-cell>
          <table:table-cell/>
          <table:table-cell office:value-type="float" office:value="0.04878418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6340434">
            <text:p>0,06</text:p>
          </table:table-cell>
          <table:table-cell office:value-type="float" office:value="-0.12183406">
            <text:p>-0,12</text:p>
          </table:table-cell>
          <table:table-cell office:value-type="float" office:value="-0.31008559">
            <text:p>-0,31</text:p>
          </table:table-cell>
          <table:table-cell office:value-type="float" office:value="0.48486352">
            <text:p>0,48</text:p>
          </table:table-cell>
          <table:table-cell office:value-type="float" office:value="-0.03270552">
            <text:p>-0,03</text:p>
          </table:table-cell>
          <table:table-cell office:value-type="float" office:value="0.09836351">
            <text:p>0,1</text:p>
          </table:table-cell>
          <table:table-cell office:value-type="float" office:value="0.1614743">
            <text:p>0,16</text:p>
          </table:table-cell>
          <table:table-cell office:value-type="float" office:value="8000.39111328">
            <text:p>8000,39</text:p>
          </table:table-cell>
          <table:table-cell office:value-type="float" office:value="1.05715334">
            <text:p>1,06</text:p>
          </table:table-cell>
          <table:table-cell office:value-type="float" office:value="7.25222588">
            <text:p>7,25</text:p>
          </table:table-cell>
          <table:table-cell office:value-type="float" office:value="30">
            <text:p>30</text:p>
          </table:table-cell>
          <table:table-cell office:value-type="float" office:value="0.48876953">
            <text:p>0,49</text:p>
          </table:table-cell>
          <table:table-cell office:value-type="float" office:value="0.31795019">
            <text:p>0,32</text:p>
          </table:table-cell>
          <table:table-cell/>
          <table:table-cell office:value-type="float" office:value="0.03270552">
            <text:p>0,03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Feuille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9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9:47:58</meta:creation-date>
    <dc:date>2006-11-14T19:51:07</dc:date>
    <dc:language>fr-FR</dc:language>
    <meta:editing-cycles>2</meta:editing-cycles>
    <meta:editing-duration>PT3M9S</meta:editing-duration>
    <meta:user-defined meta:name="Info 1"/>
    <meta:user-defined meta:name="Info 2"/>
    <meta:user-defined meta:name="Info 3"/>
    <meta:user-defined meta:name="Info 4"/>
    <meta:document-statistic meta:table-count="5" meta:cell-count="1870"/>
  </office:meta>
</office:document-meta>
</file>